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Courier New1" svg:font-family="'Courier New'" style:font-family-generic="modern" style:font-pitch="fixed"/>
    <style:font-face style:name="TheSansMonoConBold" svg:font-family="TheSansMonoConBold" style:font-family-generic="swiss" style:font-pitch="fixed"/>
    <style:font-face style:name="TheSansMonoConBold1" svg:font-family="TheSansMonoConBold" style:font-adornments="Normal" style:font-family-generic="swiss"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1" svg:font-family="Utopia"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Regular" svg:font-family="Utopia-Regular, 'MS Mincho'"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0208in" fo:margin-left="0.4861in" table:align="left" style:writing-mode="lr-tb"/>
    </style:style>
    <style:style style:name="Table1.A" style:family="table-column">
      <style:table-column-properties style:column-width="1.3743in"/>
    </style:style>
    <style:style style:name="Table1.B" style:family="table-column">
      <style:table-column-properties style:column-width="1.1646in"/>
    </style:style>
    <style:style style:name="Table1.C" style:family="table-column">
      <style:table-column-properties style:column-width="0.6035in"/>
    </style:style>
    <style:style style:name="Table1.D" style:family="table-column">
      <style:table-column-properties style:column-width="0.6139in"/>
    </style:style>
    <style:style style:name="Table1.E" style:family="table-column">
      <style:table-column-properties style:column-width="0.6125in"/>
    </style:style>
    <style:style style:name="Table1.F" style:family="table-column">
      <style:table-column-properties style:column-width="1.6521in"/>
    </style:style>
    <style:style style:name="Table1.1" style:family="table-row">
      <style:table-row-properties fo:keep-together="auto"/>
    </style:style>
    <style:style style:name="Table1.A1" style:family="table-cell">
      <style:table-cell-properties style:vertical-align="top" fo:padding-left="0.0035in" fo:padding-right="0in" fo:padding-top="0in" fo:padding-bottom="0in" fo:border-left="0.5pt solid #000000" fo:border-right="none" fo:border-top="0.5pt solid #000000" fo:border-bottom="none" style:writing-mode="lr-tb"/>
    </style:style>
    <style:style style:name="Table1.B1" style:family="table-cell">
      <style:table-cell-properties style:vertical-align="top" fo:padding-left="0.0035in" fo:padding-right="0in" fo:padding-top="0in" fo:padding-bottom="0in" fo:border-left="none" fo:border-right="none" fo:border-top="0.5pt solid #000000" fo:border-bottom="none" style:writing-mode="lr-tb"/>
    </style:style>
    <style:style style:name="Table1.F1" style:family="table-cell">
      <style:table-cell-properties style:vertical-align="top" fo:padding-left="0.0035in" fo:padding-right="0in" fo:padding-top="0in" fo:padding-bottom="0in" fo:border-left="none" fo:border-right="0.5pt solid #000000" fo:border-top="0.5pt solid #000000" fo:border-bottom="none" style:writing-mode="lr-tb"/>
    </style:style>
    <style:style style:name="Table1.A2" style:family="table-cell">
      <style:table-cell-properties style:vertical-align="top" fo:padding-left="0.0035in" fo:padding-right="0in" fo:padding-top="0in" fo:padding-bottom="0in" fo:border-left="0.5pt solid #000000" fo:border-right="none" fo:border-top="none" fo:border-bottom="none" style:writing-mode="lr-tb"/>
    </style:style>
    <style:style style:name="Table1.B2" style:family="table-cell">
      <style:table-cell-properties style:vertical-align="top" fo:padding-left="0.0035in" fo:padding-right="0in" fo:padding-top="0in" fo:padding-bottom="0in" fo:border="none" style:writing-mode="lr-tb"/>
    </style:style>
    <style:style style:name="Table1.F2" style:family="table-cell">
      <style:table-cell-properties style:vertical-align="top" fo:padding-left="0.0035in" fo:padding-right="0in" fo:padding-top="0in" fo:padding-bottom="0in" fo:border-left="none" fo:border-right="0.5pt solid #000000" fo:border-top="none" fo:border-bottom="none" style:writing-mode="lr-tb"/>
    </style:style>
    <style:style style:name="Table1.A14" style:family="table-cell">
      <style:table-cell-properties style:vertical-align="top" fo:padding-left="0.0035in" fo:padding-right="0in" fo:padding-top="0in" fo:padding-bottom="0in" fo:border-left="0.5pt solid #000000" fo:border-right="none" fo:border-top="none" fo:border-bottom="0.5pt solid #000000" style:writing-mode="lr-tb"/>
    </style:style>
    <style:style style:name="Table1.B14" style:family="table-cell">
      <style:table-cell-properties style:vertical-align="top" fo:padding-left="0.0035in" fo:padding-right="0in" fo:padding-top="0in" fo:padding-bottom="0in" fo:border-left="none" fo:border-right="none" fo:border-top="none" fo:border-bottom="0.5pt solid #000000" style:writing-mode="lr-tb"/>
    </style:style>
    <style:style style:name="Table1.F14" style:family="table-cell">
      <style:table-cell-properties style:vertical-align="top" fo:padding-left="0.0035in" fo:padding-right="0in" fo:padding-top="0in" fo:padding-bottom="0in" fo:border-left="none" fo:border-right="0.5pt solid #000000" fo:border-top="none" fo:border-bottom="0.5pt solid #000000" style:writing-mode="lr-tb"/>
    </style:style>
    <style:style style:name="P1" style:family="paragraph" style:parent-style-name="Body_20_Text_20_Cont">
      <style:text-properties style:use-window-font-color="true" style:font-name="Utopia" fo:font-size="11pt" fo:language="en" fo:country="US" style:font-name-asian="Calibri" style:font-size-asian="11pt" style:font-name-complex="Utopia" style:font-size-complex="11pt" style:language-complex="ar" style:country-complex="SA"/>
    </style:style>
    <style:style style:name="P2" style:family="paragraph" style:parent-style-name="Body_20_Text_20_Cont">
      <style:text-properties fo:language="en" fo:country="US"/>
    </style:style>
    <style:style style:name="P3" style:family="paragraph" style:parent-style-name="Code">
      <style:text-properties style:font-name-asian="TheSansMonoConNormal2"/>
    </style:style>
    <style:style style:name="P4" style:family="paragraph" style:parent-style-name="Table_20_Head">
      <style:paragraph-properties fo:margin-left="0in" fo:margin-right="0in" fo:text-indent="0in" style:auto-text-indent="false"/>
    </style:style>
    <style:style style:name="P5" style:family="paragraph" style:parent-style-name="Table_20_Text">
      <style:text-properties style:use-window-font-color="true" style:font-name="HelveticaNeue Condensed" fo:font-size="11pt" fo:language="en" fo:country="US" style:font-name-asian="Times New Roman" style:font-size-asian="11pt" style:font-name-complex="HelveticaNeue Condensed" style:font-size-complex="10pt" style:language-complex="ar" style:country-complex="SA"/>
    </style:style>
    <style:style style:name="P6" style:family="paragraph" style:parent-style-name="Table_20_Text">
      <style:paragraph-properties fo:margin-left="0in" fo:margin-right="0.1in" fo:text-indent="0in" style:auto-text-indent="false" fo:padding="0in" fo:border="none"/>
      <style:text-properties style:use-window-font-color="true" style:font-name="HelveticaNeue Condensed" fo:font-size="11pt" fo:language="en" fo:country="US" style:font-name-asian="Times New Roman" style:font-size-asian="11pt" style:font-name-complex="HelveticaNeue Condensed" style:font-size-complex="10pt" style:language-complex="ar" style:country-complex="SA"/>
    </style:style>
    <style:style style:name="P7" style:family="paragraph" style:parent-style-name="Table_20_Text_20_Last">
      <style:paragraph-properties fo:margin-left="0in" fo:margin-right="0.1in" fo:text-indent="0in" style:auto-text-indent="false" fo:padding="0in" fo:border="none"/>
    </style:style>
    <style:style style:name="P8" style:family="paragraph" style:parent-style-name="Chapter_20_Title">
      <style:text-properties officeooo:paragraph-rsid="001e3b18"/>
    </style:style>
    <style:style style:name="P9" style:family="paragraph" style:parent-style-name="Standard">
      <style:paragraph-properties fo:text-align="justify" style:justify-single-word="false"/>
      <style:text-properties officeooo:paragraph-rsid="001e3b18"/>
    </style:style>
    <style:style style:name="P10" style:family="paragraph" style:parent-style-name="Standard">
      <style:text-properties fo:color="#bfbfbf" style:font-name="ZapfDingbats1" fo:font-size="14pt" officeooo:paragraph-rsid="001e3b18" style:font-name-asian="ZapfDingbats1" style:font-size-asian="14pt" style:font-name-complex="ZapfDingbats1" style:font-size-complex="14pt"/>
    </style:style>
    <style:style style:name="P11" style:family="paragraph" style:parent-style-name="Chapter_20_Number" style:master-page-name="Standard">
      <style:paragraph-properties style:page-number="auto"/>
      <style:text-properties officeooo:paragraph-rsid="001e3b18"/>
    </style:style>
    <style:style style:name="P12" style:family="paragraph" style:parent-style-name="Bullet" style:list-style-name="WW8Num2">
      <style:paragraph-properties style:line-height-at-least="0.0693in"/>
    </style:style>
    <style:style style:name="P13" style:family="paragraph" style:parent-style-name="Code">
      <style:text-properties style:font-name-asian="TheSansMonoConNormal2"/>
    </style:style>
    <style:style style:name="P1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font-style="italic" fo:font-weight="bold" style:font-style-asian="italic" style:font-weight-asian="bold"/>
    </style:style>
    <style:style style:name="T3" style:family="text">
      <style:text-properties fo:language="en" fo:country="US" fo:font-weight="bold" style:font-weight-asian="bold" style:font-weight-complex="bold"/>
    </style:style>
    <style:style style:name="T4" style:family="text">
      <style:text-properties fo:language="en" fo:country="US" style:font-name-asian="Utopia1"/>
    </style:style>
    <style:style style:name="T5" style:family="text">
      <style:text-properties fo:language="en" fo:country="US" officeooo:rsid="001fbd16"/>
    </style:style>
    <style:style style:name="T6" style:family="text">
      <style:text-properties fo:font-style="italic" fo:font-weight="bold" style:font-style-asian="italic" style:font-weight-asian="bold"/>
    </style:style>
    <style:style style:name="T7" style:family="text">
      <style:text-properties style:font-name="Utopia-Italic" fo:font-style="italic" style:font-style-asian="italic" style:font-name-complex="Utopia-Italic" style:font-style-complex="italic"/>
    </style:style>
    <style:style style:name="T8" style:family="text">
      <style:text-properties style:font-name="Utopia-Italic" fo:language="en" fo:country="US" fo:font-style="italic" style:font-style-asian="italic" style:font-name-complex="Utopia-Italic" style:font-style-complex="italic"/>
    </style:style>
    <style:style style:name="T9" style:family="text">
      <style:text-properties style:font-name="Utopia-Italic" style:font-name-complex="Utopia-Italic"/>
    </style:style>
    <style:style style:name="T10" style:family="text">
      <style:text-properties fo:font-weight="bold" style:font-weight-asian="bold"/>
    </style:style>
    <style:style style:name="T11" style:family="text">
      <style:text-properties fo:font-weight="bold" style:font-name-asian="HelveticaNeue Condensed" style:font-weight-asian="bold"/>
    </style:style>
    <style:style style:name="T12" style:family="text">
      <style:text-properties style:text-position="super 58%" style:font-name-asian="Utopia1"/>
    </style:style>
    <style:style style:name="T13" style:family="text">
      <style:text-properties style:font-name="TheSansMonoCondensed-SemiLightI" fo:font-size="8pt" style:font-size-asian="8pt" style:font-name-complex="TheSansMonoCondensed-SemiLightI" style:font-size-complex="8pt"/>
    </style:style>
    <style:style style:name="T14" style:family="text">
      <style:text-properties style:font-name="TheSansMonoCondensed-SemiLightI" style:font-name-complex="TheSansMonoCondensed-SemiLightI"/>
    </style:style>
    <style:style style:name="T15" style:family="text">
      <style:text-properties style:font-name="TheSansMonoCondensed-SemiLightI" fo:language="en" fo:country="US" style:font-name-complex="TheSansMonoCondensed-SemiLightI"/>
    </style:style>
    <style:style style:name="T16" style:family="text">
      <style:text-properties style:font-name-asian="Times New Roman"/>
    </style:style>
    <style:style style:name="T17" style:family="text">
      <style:text-properties style:font-name="TheSansMonoCondensed-Bold" fo:language="en" fo:country="US" style:font-name-complex="TheSansMonoCondensed-Bold"/>
    </style:style>
    <style:style style:name="T18" style:family="text">
      <style:text-properties style:font-name="Utopia-Bold" style:font-name-complex="Utopia-Bold"/>
    </style:style>
    <style:style style:name="T19" style:family="text">
      <style:text-properties style:font-name="Utopia-Bold" fo:language="en" fo:country="US" style:font-name-complex="Utopia-Bold"/>
    </style:style>
    <style:style style:name="T20" style:family="text">
      <style:text-properties style:font-name="Utopia-Bold" fo:language="en" fo:country="US" fo:font-weight="bold" style:font-weight-asian="bold" style:font-name-complex="Utopia-Bold" style:font-weight-complex="bold"/>
    </style:style>
    <style:style style:name="T21" style:family="text">
      <style:text-properties style:font-name="Utopia-Bold" fo:font-weight="bold" style:font-weight-asian="bold" style:font-name-complex="Utopia-Bold" style:font-weight-complex="bold"/>
    </style:style>
    <style:style style:name="T22" style:family="text">
      <style:text-properties fo:language="it" fo:country="IT" fo:font-weight="bold" style:font-weight-asian="bold"/>
    </style:style>
    <style:style style:name="T23" style:family="text">
      <style:text-properties fo:language="it" fo:country="IT" fo:font-weight="bold" style:font-weight-asian="bold" style:font-weight-complex="bold"/>
    </style:style>
    <style:style style:name="T24" style:family="text">
      <style:text-properties style:use-window-font-color="true" style:font-name="Utopia" fo:font-size="11pt" fo:language="en" fo:country="GB" style:font-name-asian="Calibri" style:font-size-asian="11pt" style:font-name-complex="Utopia" style:font-size-complex="11pt" style:language-complex="ar" style:country-complex="SA"/>
    </style:style>
    <style:style style:name="T25" style:family="text">
      <style:text-properties style:use-window-font-color="true" style:font-name="Utopia" fo:font-size="11pt" fo:language="en" fo:country="US" style:font-name-asian="Calibri" style:font-size-asian="11pt" style:font-name-complex="Utopia" style:font-size-complex="11pt" style:language-complex="ar" style:country-complex="SA"/>
    </style:style>
    <style:style style:name="T26" style:family="text">
      <style:text-properties style:use-window-font-color="true" style:font-name="TheSansMonoConNormal1" fo:font-size="11pt" fo:language="zxx" fo:country="none" style:font-name-asian="Calibri" style:font-size-asian="11pt" style:language-asian="zxx" style:country-asian="none" style:font-name-complex="TheSansMonoConNormal1" style:font-size-complex="11pt" style:language-complex="ar" style:country-complex="SA"/>
    </style:style>
    <style:style style:name="T27" style:family="text">
      <style:text-properties style:use-window-font-color="true" style:font-name="TheSansMonoConBold" fo:font-size="11pt" fo:language="zxx" fo:country="none" fo:font-weight="normal" style:font-name-asian="Calibri" style:font-size-asian="11pt" style:language-asian="zxx" style:country-asian="none" style:font-weight-asian="normal" style:font-name-complex="TheSansMonoConBlack" style:font-size-complex="11pt" style:language-complex="ar" style:country-complex="SA" style:font-weight-complex="normal"/>
    </style:style>
    <style:style style:name="T28" style:family="text">
      <style:text-properties style:use-window-font-color="true" style:font-name="TheSansMonoConBold" fo:language="zxx" fo:country="none" fo:font-weight="normal" style:font-name-asian="Calibri" style:language-asian="zxx" style:country-asian="none" style:font-weight-asian="normal" style:font-size-complex="11pt" style:language-complex="ar" style:country-complex="SA" style:font-weight-complex="normal"/>
    </style:style>
    <style:style style:name="T29" style:family="text">
      <style:text-properties style:font-name="TheSansMonoConBold1" fo:font-weight="normal" style:font-weight-asian="normal" style:font-name-complex="TheSansMonoCondensed-Bold" style:font-weight-complex="normal"/>
    </style:style>
    <style:style style:name="T30" style:family="text">
      <style:text-properties style:font-name="TheSansMonoConBold" fo:font-size="11.5pt" fo:font-weight="normal" style:font-size-asian="11.5pt" style:font-weight-asian="normal" style:font-name-complex="Utopia-Regular" style:font-size-complex="11.5pt" style:font-weight-complex="normal"/>
    </style:style>
    <style:style style:name="T31" style:family="text">
      <style:text-properties style:font-name="TheSansMonoConBold" fo:font-weight="normal" style:font-weight-asian="normal" style:font-name-complex="TheSansMonoCondensed-Bold" style:font-weight-complex="normal"/>
    </style:style>
    <style:style style:name="T32" style:family="text">
      <style:text-properties style:font-name="TheSansMonoConBold" fo:font-weight="normal" style:font-weight-asian="normal" style:font-weight-complex="normal"/>
    </style:style>
    <style:style style:name="T33" style:family="text">
      <style:text-properties style:font-name="TheSansMonoConBold" fo:font-weight="normal" style:font-name-asian="Times New Roman" style:font-weight-asian="normal" style:font-weight-complex="normal"/>
    </style:style>
    <style:style style:name="T34" style:family="text">
      <style:text-properties style:font-name="TheSansMonoConBold" fo:language="en" fo:country="GB" fo:font-weight="normal" style:font-name-asian="Calibri" style:font-weight-asian="normal" style:font-name-complex="TheSansMonoCondensed-Bold" style:font-size-complex="11pt" style:language-complex="ar" style:country-complex="SA" style:font-weight-complex="normal"/>
    </style:style>
    <style:style style:name="T35" style:family="text">
      <style:text-properties fo:language="en" fo:country="GB" style:font-name-asian="Calibri" style:font-size-complex="11pt" style:language-complex="ar" style:country-complex="SA"/>
    </style:style>
    <style:style style:name="T36" style:family="text">
      <style:text-properties fo:color="#000000" style:font-name="TheSansMonoConBold" fo:font-size="11pt" fo:language="en" fo:country="GB" fo:font-weight="normal" fo:background-color="transparent" loext:char-shading-value="0" style:font-name-asian="Calibri" style:font-size-asian="11pt" style:font-weight-asian="normal" style:font-name-complex="TheSansMonoCondensed-Bold" style:font-size-complex="11pt" style:language-complex="ar" style:country-complex="SA" style:font-weight-complex="normal"/>
    </style:style>
    <style:style style:name="T37" style:family="text">
      <style:text-properties fo:color="#000000" style:font-name="TheSansMonoConBold1" fo:font-size="11pt" fo:language="en" fo:country="GB" fo:font-weight="normal" fo:background-color="transparent" loext:char-shading-value="0" style:font-name-asian="Calibri" style:font-size-asian="11pt" style:font-weight-asian="normal" style:font-name-complex="TheSansMonoCondensed-Bold" style:font-size-complex="11pt" style:language-complex="ar" style:country-complex="SA" style:font-weight-complex="normal"/>
    </style:style>
    <style:style style:name="T38" style:family="text">
      <style:text-properties officeooo:rsid="000a0c88"/>
    </style:style>
    <style:style style:name="T39" style:family="text">
      <style:text-properties officeooo:rsid="001e3b18"/>
    </style:style>
    <style:style style:name="T40"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1" style:family="text">
      <style:text-properties style:use-window-font-color="true" style:text-outline="false" style:text-line-through-style="none" style:text-line-through-typ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2" style:family="text">
      <style:text-properties style:use-window-font-color="true" style:text-outline="false" style:text-line-through-style="none" style:text-line-through-typ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changed-region xml:id="ct93959999398672" text:id="ct93959999398672">
          <text:insertion>
            <office:change-info>
              <dc:creator>Ray Lischner</dc:creator>
              <dc:date>2020-05-01T16:53:06</dc:date>
            </office:change-info>
          </text:insertion>
        </text:changed-region>
        <text:changed-region xml:id="ct93959955969200" text:id="ct93959955969200">
          <text:insertion>
            <office:change-info>
              <dc:creator>Ray Lischner</dc:creator>
              <dc:date>2020-05-01T16:53:36</dc:date>
            </office:change-info>
          </text:insertion>
        </text:changed-region>
        <text:changed-region xml:id="ct93959983493600" text:id="ct93959983493600">
          <text:insertion>
            <office:change-info>
              <dc:creator>Ray Lischner</dc:creator>
              <dc:date>2020-05-01T16:54:03</dc:date>
            </office:change-info>
          </text:insertion>
        </text:changed-region>
        <text:changed-region xml:id="ct93959980875520" text:id="ct93959980875520">
          <text:insertion>
            <office:change-info>
              <dc:creator>Ray Lischner</dc:creator>
              <dc:date>2020-05-03T00:48:12</dc:date>
            </office:change-info>
          </text:insertion>
        </text:changed-region>
        <text:changed-region xml:id="ct93959952668160" text:id="ct93959952668160">
          <text:deletion>
            <office:change-info>
              <dc:creator>Ray Lischner</dc:creator>
              <dc:date>2020-05-03T00:48:13</dc:date>
            </office:change-info>
            <text:p text:style-name="Body_20_Text_20_Cont"><text:span text:style-name="T1">3</text:span></text:p>
          </text:deletion>
        </text:changed-region>
        <text:changed-region xml:id="ct93959964914032" text:id="ct93959964914032">
          <text:insertion>
            <office:change-info>
              <dc:creator>Ray Lischner</dc:creator>
              <dc:date>2020-05-01T16:54:27</dc:date>
            </office:change-info>
          </text:insertion>
        </text:changed-region>
        <text:changed-region xml:id="ct93959908670832" text:id="ct93959908670832">
          <text:insertion>
            <office:change-info>
              <dc:creator>Ray Lischner</dc:creator>
              <dc:date>2020-05-01T16:54:59</dc:date>
            </office:change-info>
          </text:insertion>
        </text:changed-region>
        <text:changed-region xml:id="ct93959957699776" text:id="ct93959957699776">
          <text:insertion>
            <office:change-info>
              <dc:creator>Ray Lischner</dc:creator>
              <dc:date>2020-05-01T16:5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change-start text:change-id="ct93959999398672"/>E X P L O R A T I O N <text:s/><text:span text:style-name="T38">5</text:span><text:span text:style-name="T39">7</text:span></text:p>
      <text:p text:style-name="P9"/>
      <text:p text:style-name="P10"></text:p>
      <text:p text:style-name="P8"><office:annotation><dc:creator>Michael Thomas</dc:creator><dc:date>2020-04-13T08:49:09.010000000</dc:date><text:p text:style-name="P14"><text:span text:style-name="T40">Good clean chapter. <text:s/>The document is easy to read and understand.</text:span></text:p>
<text:p text:style-name="P14"><text:span text:style-name="T40"/></text:p>
<text:p text:style-name="P14"><text:span text:style-name="T40">I am running Windows 10 and Visual Studio 2019 16.6.0 Preview 2.1</text:span></text:p>
<text:p text:style-name="P14"><text:span text:style-name="T40"/></text:p>
<text:p text:style-name="P14"><text:span text:style-name="T40">All links in the chapter work.</text:span></text:p>
</office:annotation><text:change-end text:change-id="ct93959999398672"/><office:annotation office:name="__Annotation__8822_148014856" loext:resolved="false"><dc:creator>Michael Thomas</dc:creator><dc:date>2020-04-18T09:19:04.250000000</dc:date><text:p text:style-name="P14"><text:span text:style-name="T40">Good clean chapter. <text:s/>The document is easy to read and understand.</text:span></text:p>
<text:p text:style-name="P14"><text:span text:style-name="T40"/></text:p>
<text:p text:style-name="P14"><text:span text:style-name="T40">I am running Windows 10 and Visual Studio 2019 16.6.0 Preview 3.</text:span></text:p>
<text:p text:style-name="P14"><text:span text:style-name="T40"/></text:p>
<text:p text:style-name="P14"><text:span text:style-name="T40">All links in the chapter work.</text:span></text:p>
</office:annotation>Containers<office:annotation-end office:name="__Annotation__8822_148014856"/></text:p>
      <text:p text:style-name="Chapter_20_Title"/>
      <text:p text:style-name="Body_20_Text_20_First">So far, the only standard containers you’ve used have been <text:span text:style-name="Code_20_Inline">vector</text:span> and <text:span text:style-name="Code_20_Inline">map</text:span>. I<text:span text:style-name="T1"> </text:span>mentioned <text:span text:style-name="Code_20_Inline">array</text:span> in Exploration 9 and <text:span text:style-name="Code_20_Inline">list</text:span> in Exploration 46 but never went into depth. This Exploration introduces the remaining containers and discusses the general nature of containers. When third-party libraries implement additional containers, they usually follow the pattern set by the standard library and make their containers follow the same requirements.</text:p>
      <text:h text:style-name="Heading_20_1" text:outline-level="1">Properties of Containers</text:h>
      <text:p text:style-name="Body_20_Text_20_First">The container types implement familiar data structures, such as trees, lists, arrays, and so on. They all serve the common purpose of storing a<text:span text:style-name="T1"> </text:span>collection of similar objects in a<text:span text:style-name="T1"> </text:span>single container object. You can treat the container as a<text:span text:style-name="T1"> </text:span>single entity: compare it, copy it, assign it, and so on. You can also access the individual items in the container. What distinguishes one container type from another is how the container stores the items within it, which in turn affects the speed of accessing and modifying items in the container.</text:p>
      <text:p text:style-name="Body_20_Text_20_Cont"><text:soft-page-break/><text:span text:style-name="T1">The standard containers fall into two broad categories: sequence and associative. The difference is that you can control the order of items in a </text:span><text:alphabetical-index-mark text:string-value="sequence containers" text:key1="Containers"/><text:span text:style-name="T1">sequence container</text:span><text:alphabetical-index-mark text:string-value="Sequence containers"/><text:span text:style-name="T1"> but not in an associative container. As a result, associative containers offer improved performance for accessing and modifying their contents. The standard sequence containers are </text:span><text:span text:style-name="Code_20_Inline"><text:span text:style-name="T1">array</text:span></text:span><text:span text:style-name="T1"> (fixed-size), </text:span><text:span text:style-name="Code_20_Inline"><text:span text:style-name="T1">deque</text:span></text:span><text:span text:style-name="T1"> (double-ended queue), </text:span><text:span text:style-name="Code_20_Inline"><text:span text:style-name="T1">forward_list</text:span></text:span><text:span text:style-name="T1"> (singly linked list), </text:span><text:span text:style-name="Code_20_Inline"><text:span text:style-name="T1">list</text:span></text:span><text:span text:style-name="T1"> (doubly linked list), and </text:span><text:span text:style-name="Code_20_Inline"><text:span text:style-name="T1">vector</text:span></text:span><text:span text:style-name="T1"> (variable-length array). The </text:span><text:span text:style-name="Code_20_Inline"><text:span text:style-name="T1">forward_list</text:span></text:span><text:span text:style-name="T1"> type works differently from the other containers (due to the nature of singly linked lists) and is for specialized uses. This book does not cover </text:span><text:span text:style-name="Code_20_Inline"><text:span text:style-name="T1">forward_list</text:span></text:span><text:span text:style-name="T1">, but you can find it in any C++ reference.</text:span></text:p>
      <text:p text:style-name="Body_20_Text_20_Cont"><text:span text:style-name="T1">The associative containers have two subcategories: ordered and unordered. </text:span><text:alphabetical-index-mark text:string-value="ordered containers" text:key1="Associative containers"/><text:alphabetical-index-mark text:string-value="ordered containers" text:key1="Containers" text:key2="associative containers"/><text:span text:style-name="T1">Ordered containers store keys in a data-dependent order, which is given by the </text:span><text:span text:style-name="Code_20_Inline"><text:span text:style-name="T1">&lt;</text:span></text:span><text:span text:style-name="T1"> operator or a caller-supplied functor. Although the standard does not specify any particular implementation, the complexity requirements pretty much dictate that ordered associative containers are implemented as balanced binary trees. Unordered containers store keys in a hash table, so the order is unimportant to your code and is subject to change as you add items to the container.</text:span></text:p>
      <text:p text:style-name="Body_20_Text_20_Cont"><text:span text:style-name="T1">Another way to divide the associative containers is into sets and maps. Sets are like mathematical sets: they have members and can test for membership. Maps are like sets that store key/value pairs. Sets and maps can require unique keys or permit duplicate keys. The set types are </text:span><text:span text:style-name="Code_20_Inline"><text:span text:style-name="T1">set</text:span></text:span><text:span text:style-name="T1"> (unique key, ordered), </text:span><text:span text:style-name="Code_20_Inline"><text:span text:style-name="T1">multiset</text:span></text:span><text:span text:style-name="T1"> (duplicate key, ordered), </text:span><text:span text:style-name="Code_20_Inline"><text:span text:style-name="T1">unordered_set</text:span></text:span><text:span text:style-name="T1">, and </text:span><text:span text:style-name="Code_20_Inline"><text:span text:style-name="T1">unordered_multiset</text:span></text:span><text:span text:style-name="T1">. The map types are </text:span><text:span text:style-name="Code_20_Inline"><text:span text:style-name="T1">map</text:span></text:span><text:span text:style-name="T1">, </text:span><text:span text:style-name="Code_20_Inline"><text:span text:style-name="T1">multimap</text:span></text:span><text:span text:style-name="T1">, </text:span><text:span text:style-name="Code_20_Inline"><text:span text:style-name="T1">unordered_map</text:span></text:span><text:span text:style-name="T1">, and </text:span><text:span text:style-name="Code_20_Inline"><text:span text:style-name="T1">unordered_multimap</text:span></text:span><text:span text:style-name="T1">.</text:span></text:p>
      <text:p text:style-name="Body_20_Text_20_Cont"><text:bookmark-start text:name="char"/><text:span text:style-name="T1">Different containers have different characteristics. For example, </text:span><text:span text:style-name="Code_20_Inline"><text:span text:style-name="T1">vector</text:span></text:span><text:span text:style-name="T1"> permits rapid access to any item, but insertion in the middle is slow. A </text:span><text:span text:style-name="Code_20_Inline"><text:span text:style-name="T1">list</text:span></text:span><text:span text:style-name="T1">, on the other hand, offers rapid insertion and erasure of any item but provides only bidirectional iterators, not random access. The unordered containers do not permit comparing entire containers.</text:span></text:p>
      <text:p text:style-name="Body_20_Text_20_Cont"><text:span text:style-name="T1">The C++ standard defines container characteristics in terms of </text:span><text:span text:style-name="T8">complexity</text:span><text:span text:style-name="T1">, which is written in big-O notation. Remember from your introductory algorithms course that </text:span><text:span text:style-name="T8">O</text:span><text:span text:style-name="T1">(1) is constant complexity, but without any indication of what the constant might be. </text:span><text:span text:style-name="T8">O</text:span><text:span text:style-name="T1">(</text:span><text:span text:style-name="T8">n</text:span><text:span text:style-name="T1">) is linear complexity: if the container has </text:span><text:span text:style-name="T8">n</text:span><text:span text:style-name="T1"> items, performing an </text:span><text:span text:style-name="T8">O</text:span><text:span text:style-name="T1">(</text:span><text:span text:style-name="T8">n</text:span><text:span text:style-name="T1">) operation takes time proportional to </text:span><text:span text:style-name="T8">n</text:span><text:span text:style-name="T1">. Operations on sorted data are often logarithmic: </text:span><text:span text:style-name="T8">O</text:span><text:span text:style-name="T1">(log </text:span><text:span text:style-name="T8">n</text:span><text:span text:style-name="T1">).</text:span></text:p>
      <text:p text:style-name="Body_20_Text_20_Cont"><text:span text:style-name="T1">Table 57-1 summarizes all the containers and their characteristics. The Insert, Erase, and Lookup columns show the average-case complexity for these operations, </text:span><text:soft-page-break/><text:span text:style-name="T1">where </text:span><text:span text:style-name="T8">N</text:span><text:span text:style-name="T1"> is the number of elements in the container. Lookup for a sequence container means looking for an item at a particular index. For an associative container, it means looking for a specific item by value. “No” means the container does not support that operation at all.</text:span></text:p>
      <text:p text:style-name="Table_20_Caption"><text:span text:style-name="T10">Table 57-1.</text:span> Summary of Containers and Their Characteristic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4">Type</text:p>
          </table:table-cell>
          <table:table-cell table:style-name="Table1.B1" office:value-type="string">
            <text:p text:style-name="P4">Header</text:p>
          </table:table-cell>
          <table:table-cell table:style-name="Table1.B1" office:value-type="string">
            <text:p text:style-name="P4">Insert</text:p>
          </table:table-cell>
          <table:table-cell table:style-name="Table1.B1" office:value-type="string">
            <text:p text:style-name="P4">Erase</text:p>
          </table:table-cell>
          <table:table-cell table:style-name="Table1.B1" office:value-type="string">
            <text:p text:style-name="P4">Lookup</text:p>
          </table:table-cell>
          <table:table-cell table:style-name="Table1.F1" office:value-type="string">
            <text:p text:style-name="P4">Iterator</text:p>
            <text:p text:style-name="P4"><text:span text:style-name="Code_20_Inline"/></text:p>
          </table:table-cell>
        </table:table-row>
        <table:table-row table:style-name="Table1.1">
          <table:table-cell table:style-name="Table1.A2" office:value-type="string">
            <text:p text:style-name="Table_20_Text"><text:span text:style-name="Code_20_Inline">array</text:span></text:p>
          </table:table-cell>
          <table:table-cell table:style-name="Table1.B2" office:value-type="string">
            <text:p text:style-name="Table_20_Text"><text:span text:style-name="Code_20_Inline">&lt;array&gt;</text:span></text:p>
          </table:table-cell>
          <table:table-cell table:style-name="Table1.B2" office:value-type="string">
            <text:p text:style-name="Table_20_Text">No</text:p>
          </table:table-cell>
          <table:table-cell table:style-name="Table1.B2" office:value-type="string">
            <text:p text:style-name="Table_20_Text">No</text:p>
          </table:table-cell>
          <table:table-cell table:style-name="Table1.B2" office:value-type="string">
            <text:p text:style-name="Table_20_Text"><text:span text:style-name="Emphasis"><text:span text:style-name="T9">O</text:span></text:span>(1)</text:p>
          </table:table-cell>
          <table:table-cell table:style-name="Table1.F2" office:value-type="string">
            <text:p text:style-name="P5">Contiguous</text:p>
          </table:table-cell>
        </table:table-row>
        <table:table-row table:style-name="Table1.1">
          <table:table-cell table:style-name="Table1.A2" office:value-type="string">
            <text:p text:style-name="Table_20_Text"><text:span text:style-name="Code_20_Inline">deque</text:span></text:p>
          </table:table-cell>
          <table:table-cell table:style-name="Table1.B2" office:value-type="string">
            <text:p text:style-name="Table_20_Text"><text:span text:style-name="Code_20_Inline">&lt;deque&gt;</text:span></text:p>
          </table:table-cell>
          <table:table-cell table:style-name="Table1.B2" office:value-type="string">
            <text:p text:style-name="Table_20_Text"><text:span text:style-name="T7">O</text:span>(<text:span text:style-name="T7">N</text:span>)*</text:p>
          </table:table-cell>
          <table:table-cell table:style-name="Table1.B2" office:value-type="string">
            <text:p text:style-name="Table_20_Text"><text:span text:style-name="T7">O</text:span>(<text:span text:style-name="T7">N</text:span>)*</text:p>
          </table:table-cell>
          <table:table-cell table:style-name="Table1.B2" office:value-type="string">
            <text:p text:style-name="Table_20_Text"><text:span text:style-name="T7">O</text:span>(1)</text:p>
          </table:table-cell>
          <table:table-cell table:style-name="Table1.F2" office:value-type="string">
            <text:p text:style-name="Table_20_Text">Random Access</text:p>
          </table:table-cell>
        </table:table-row>
        <table:table-row table:style-name="Table1.1">
          <table:table-cell table:style-name="Table1.A2" office:value-type="string">
            <text:p text:style-name="Table_20_Text"><text:span text:style-name="Code_20_Inline">forward_list</text:span></text:p>
          </table:table-cell>
          <table:table-cell table:style-name="Table1.B2" office:value-type="string">
            <text:p text:style-name="Table_20_Text"><text:span text:style-name="Code_20_Inline">&lt;forward_list&gt;</text:span></text:p>
          </table:table-cell>
          <table:table-cell table:style-name="Table1.B2" office:value-type="string">
            <text:p text:style-name="Table_20_Text"><text:span text:style-name="Emphasis">O</text:span>(1)</text:p>
          </table:table-cell>
          <table:table-cell table:style-name="Table1.B2" office:value-type="string">
            <text:p text:style-name="Table_20_Text"><text:span text:style-name="Emphasis">O</text:span>(1)</text:p>
          </table:table-cell>
          <table:table-cell table:style-name="Table1.B2" office:value-type="string">
            <text:p text:style-name="Table_20_Text"><text:span text:style-name="Emphasis">O</text:span>(<text:span text:style-name="Emphasis">N</text:span>)</text:p>
          </table:table-cell>
          <table:table-cell table:style-name="Table1.F2" office:value-type="string">
            <text:p text:style-name="Table_20_Text">Forward</text:p>
          </table:table-cell>
        </table:table-row>
        <table:table-row table:style-name="Table1.1">
          <table:table-cell table:style-name="Table1.A2" office:value-type="string">
            <text:p text:style-name="Table_20_Text"><text:span text:style-name="Code_20_Inline">list</text:span></text:p>
          </table:table-cell>
          <table:table-cell table:style-name="Table1.B2" office:value-type="string">
            <text:p text:style-name="Table_20_Text"><text:span text:style-name="Code_20_Inline">&lt;list&gt;</text:span></text:p>
          </table:table-cell>
          <table:table-cell table:style-name="Table1.B2" office:value-type="string">
            <text:p text:style-name="Table_20_Text"><text:span text:style-name="T7">O</text:span>(1)</text:p>
          </table:table-cell>
          <table:table-cell table:style-name="Table1.B2" office:value-type="string">
            <text:p text:style-name="Table_20_Text"><text:span text:style-name="T7">O</text:span>(1)</text:p>
          </table:table-cell>
          <table:table-cell table:style-name="Table1.B2" office:value-type="string">
            <text:p text:style-name="Table_20_Text"><text:span text:style-name="T7">O</text:span>(<text:span text:style-name="T7">N</text:span>)</text:p>
          </table:table-cell>
          <table:table-cell table:style-name="Table1.F2" office:value-type="string">
            <text:p text:style-name="Table_20_Text">Bidirectional</text:p>
          </table:table-cell>
        </table:table-row>
        <table:table-row table:style-name="Table1.1">
          <table:table-cell table:style-name="Table1.A2" office:value-type="string">
            <text:p text:style-name="Table_20_Text"><text:span text:style-name="Code_20_Inline">map</text:span></text:p>
          </table:table-cell>
          <table:table-cell table:style-name="Table1.B2" office:value-type="string">
            <text:p text:style-name="Table_20_Text"><text:span text:style-name="Code_20_Inline">&lt;map&gt;</text:span></text:p>
          </table:table-cell>
          <table:table-cell table:style-name="Table1.B2" office:value-type="string">
            <text:p text:style-name="Table_20_Text"><text:span text:style-name="T7">O</text:span>(log <text:span text:style-name="T7">N</text:span>)</text:p>
          </table:table-cell>
          <table:table-cell table:style-name="Table1.B2" office:value-type="string">
            <text:p text:style-name="Table_20_Text"><text:span text:style-name="T7">O</text:span>(log <text:span text:style-name="T7">N</text:span>)</text:p>
          </table:table-cell>
          <table:table-cell table:style-name="Table1.B2" office:value-type="string">
            <text:p text:style-name="Table_20_Text"><text:span text:style-name="T7">O</text:span>(log <text:span text:style-name="T7">N</text:span>)</text:p>
          </table:table-cell>
          <table:table-cell table:style-name="Table1.F2" office:value-type="string">
            <text:p text:style-name="Table_20_Text">Bidirectional</text:p>
          </table:table-cell>
        </table:table-row>
        <table:table-row table:style-name="Table1.1">
          <table:table-cell table:style-name="Table1.A2" office:value-type="string">
            <text:p text:style-name="Table_20_Text"><text:span text:style-name="Code_20_Inline">multimap</text:span></text:p>
          </table:table-cell>
          <table:table-cell table:style-name="Table1.B2" office:value-type="string">
            <text:p text:style-name="Table_20_Text"><text:span text:style-name="Code_20_Inline">&lt;map&gt;</text:span></text:p>
          </table:table-cell>
          <table:table-cell table:style-name="Table1.B2" office:value-type="string">
            <text:p text:style-name="Table_20_Text"><text:span text:style-name="T7">O</text:span>(log <text:span text:style-name="T7">N</text:span>)</text:p>
          </table:table-cell>
          <table:table-cell table:style-name="Table1.B2" office:value-type="string">
            <text:p text:style-name="Table_20_Text"><text:span text:style-name="T7">O</text:span>(log <text:span text:style-name="T7">N</text:span>)</text:p>
          </table:table-cell>
          <table:table-cell table:style-name="Table1.B2" office:value-type="string">
            <text:p text:style-name="Table_20_Text"><text:span text:style-name="T7">O</text:span>(log <text:span text:style-name="T7">N</text:span>)</text:p>
          </table:table-cell>
          <table:table-cell table:style-name="Table1.F2" office:value-type="string">
            <text:p text:style-name="Table_20_Text">Bidirectional</text:p>
          </table:table-cell>
        </table:table-row>
        <table:table-row table:style-name="Table1.1">
          <table:table-cell table:style-name="Table1.A2" office:value-type="string">
            <text:p text:style-name="Table_20_Text"><text:span text:style-name="Code_20_Inline">multiset</text:span></text:p>
          </table:table-cell>
          <table:table-cell table:style-name="Table1.B2" office:value-type="string">
            <text:p text:style-name="Table_20_Text"><text:span text:style-name="Code_20_Inline">&lt;set&gt;</text:span></text:p>
          </table:table-cell>
          <table:table-cell table:style-name="Table1.B2" office:value-type="string">
            <text:p text:style-name="Table_20_Text"><text:span text:style-name="T7">O</text:span>(log <text:span text:style-name="T7">N</text:span>)</text:p>
          </table:table-cell>
          <table:table-cell table:style-name="Table1.B2" office:value-type="string">
            <text:p text:style-name="Table_20_Text"><text:span text:style-name="T7">O</text:span>(log <text:span text:style-name="T7">N</text:span>)</text:p>
          </table:table-cell>
          <table:table-cell table:style-name="Table1.B2" office:value-type="string">
            <text:p text:style-name="Table_20_Text"><text:span text:style-name="T7">O</text:span>(log <text:span text:style-name="T7">N</text:span>)</text:p>
          </table:table-cell>
          <table:table-cell table:style-name="Table1.F2" office:value-type="string">
            <text:p text:style-name="Table_20_Text">Bidirectional</text:p>
          </table:table-cell>
        </table:table-row>
        <table:table-row table:style-name="Table1.1">
          <table:table-cell table:style-name="Table1.A2" office:value-type="string">
            <text:p text:style-name="Table_20_Text"><text:span text:style-name="Code_20_Inline">set</text:span></text:p>
          </table:table-cell>
          <table:table-cell table:style-name="Table1.B2" office:value-type="string">
            <text:p text:style-name="Table_20_Text"><text:span text:style-name="Code_20_Inline">&lt;set&gt;</text:span></text:p>
          </table:table-cell>
          <table:table-cell table:style-name="Table1.B2" office:value-type="string">
            <text:p text:style-name="Table_20_Text"><text:span text:style-name="T7">O</text:span>(log <text:span text:style-name="T7">N</text:span>)</text:p>
          </table:table-cell>
          <table:table-cell table:style-name="Table1.B2" office:value-type="string">
            <text:p text:style-name="Table_20_Text"><text:span text:style-name="T7">O</text:span>(log <text:span text:style-name="T7">N</text:span>)</text:p>
          </table:table-cell>
          <table:table-cell table:style-name="Table1.B2" office:value-type="string">
            <text:p text:style-name="Table_20_Text"><text:span text:style-name="T7">O</text:span>(log <text:span text:style-name="T7">N</text:span>)</text:p>
          </table:table-cell>
          <table:table-cell table:style-name="Table1.F2" office:value-type="string">
            <text:p text:style-name="Table_20_Text">Bidirectional</text:p>
          </table:table-cell>
        </table:table-row>
        <table:table-row table:style-name="Table1.1">
          <table:table-cell table:style-name="Table1.A2" office:value-type="string">
            <text:p text:style-name="Table_20_Text"><text:span text:style-name="Code_20_Inline">unordered_map</text:span></text:p>
          </table:table-cell>
          <table:table-cell table:style-name="Table1.B2" office:value-type="string">
            <text:p text:style-name="Table_20_Text"><text:span text:style-name="Code_20_Inline">&lt;unordered_map&gt;</text:span></text:p>
          </table:table-cell>
          <table:table-cell table:style-name="Table1.B2" office:value-type="string">
            <text:p text:style-name="Table_20_Text"><text:span text:style-name="T7">O</text:span>(1)</text:p>
          </table:table-cell>
          <table:table-cell table:style-name="Table1.B2" office:value-type="string">
            <text:p text:style-name="Table_20_Text"><text:span text:style-name="T7">O</text:span>(1)</text:p>
          </table:table-cell>
          <table:table-cell table:style-name="Table1.B2" office:value-type="string">
            <text:p text:style-name="Table_20_Text"><text:span text:style-name="T7">O</text:span>(1)</text:p>
          </table:table-cell>
          <table:table-cell table:style-name="Table1.F2" office:value-type="string">
            <text:p text:style-name="Table_20_Text">Forward</text:p>
          </table:table-cell>
        </table:table-row>
        <table:table-row table:style-name="Table1.1">
          <table:table-cell table:style-name="Table1.A2" office:value-type="string">
            <text:p text:style-name="Table_20_Text"><text:span text:style-name="Code_20_Inline">unordered_multimap</text:span></text:p>
          </table:table-cell>
          <table:table-cell table:style-name="Table1.B2" office:value-type="string">
            <text:p text:style-name="Table_20_Text"><text:span text:style-name="Code_20_Inline">&lt;unordered_map&gt;</text:span></text:p>
          </table:table-cell>
          <table:table-cell table:style-name="Table1.B2" office:value-type="string">
            <text:p text:style-name="Table_20_Text"><text:span text:style-name="T7">O</text:span>(1)</text:p>
          </table:table-cell>
          <table:table-cell table:style-name="Table1.B2" office:value-type="string">
            <text:p text:style-name="Table_20_Text"><text:span text:style-name="T7">O</text:span>(1)</text:p>
          </table:table-cell>
          <table:table-cell table:style-name="Table1.B2" office:value-type="string">
            <text:p text:style-name="Table_20_Text"><text:span text:style-name="T7">O</text:span>(1)</text:p>
          </table:table-cell>
          <table:table-cell table:style-name="Table1.F2" office:value-type="string">
            <text:p text:style-name="Table_20_Text">Forward</text:p>
          </table:table-cell>
        </table:table-row>
        <table:table-row table:style-name="Table1.1">
          <table:table-cell table:style-name="Table1.A2" office:value-type="string">
            <text:p text:style-name="Table_20_Text"><text:span text:style-name="Code_20_Inline">unordered_multiset</text:span></text:p>
          </table:table-cell>
          <table:table-cell table:style-name="Table1.B2" office:value-type="string">
            <text:p text:style-name="Table_20_Text"><text:span text:style-name="Code_20_Inline">&lt;unordered_set&gt;</text:span></text:p>
          </table:table-cell>
          <table:table-cell table:style-name="Table1.B2" office:value-type="string">
            <text:p text:style-name="Table_20_Text"><text:span text:style-name="T7">O</text:span>(1)</text:p>
          </table:table-cell>
          <table:table-cell table:style-name="Table1.B2" office:value-type="string">
            <text:p text:style-name="Table_20_Text"><text:span text:style-name="T7">O</text:span>(1)</text:p>
          </table:table-cell>
          <table:table-cell table:style-name="Table1.B2" office:value-type="string">
            <text:p text:style-name="Table_20_Text"><text:span text:style-name="T7">O</text:span>(1)</text:p>
          </table:table-cell>
          <table:table-cell table:style-name="Table1.F2" office:value-type="string">
            <text:p text:style-name="Table_20_Text">Forward</text:p>
          </table:table-cell>
        </table:table-row>
        <table:table-row table:style-name="Table1.1">
          <table:table-cell table:style-name="Table1.A2" office:value-type="string">
            <text:p text:style-name="Table_20_Text"><text:span text:style-name="Code_20_Inline">unordered_set</text:span></text:p>
          </table:table-cell>
          <table:table-cell table:style-name="Table1.B2" office:value-type="string">
            <text:p text:style-name="Table_20_Text"><text:span text:style-name="Code_20_Inline">&lt;unordered_set&gt;</text:span></text:p>
          </table:table-cell>
          <table:table-cell table:style-name="Table1.B2" office:value-type="string">
            <text:p text:style-name="Table_20_Text"><text:span text:style-name="T7">O</text:span>(1)</text:p>
          </table:table-cell>
          <table:table-cell table:style-name="Table1.B2" office:value-type="string">
            <text:p text:style-name="Table_20_Text"><text:span text:style-name="T7">O</text:span>(1)</text:p>
          </table:table-cell>
          <table:table-cell table:style-name="Table1.B2" office:value-type="string">
            <text:p text:style-name="Table_20_Text"><text:span text:style-name="T7">O</text:span>(1)</text:p>
          </table:table-cell>
          <table:table-cell table:style-name="Table1.F2" office:value-type="string">
            <text:p text:style-name="Table_20_Text">Forward<text:soft-page-break/></text:p>
          </table:table-cell>
        </table:table-row>
        <table:table-row table:style-name="Table1.1">
          <table:table-cell table:style-name="Table1.A14" office:value-type="string">
            <text:p text:style-name="P7"><text:span text:style-name="Code_20_Inline">vector</text:span></text:p>
          </table:table-cell>
          <table:table-cell table:style-name="Table1.B14" office:value-type="string">
            <text:p text:style-name="P7"><text:span text:style-name="Code_20_Inline">&lt;vector&gt;</text:span></text:p>
          </table:table-cell>
          <table:table-cell table:style-name="Table1.B14" office:value-type="string">
            <text:p text:style-name="P7"><text:span text:style-name="T7">O</text:span>(<text:span text:style-name="T7">N</text:span>)*</text:p>
          </table:table-cell>
          <table:table-cell table:style-name="Table1.B14" office:value-type="string">
            <text:p text:style-name="P7"><text:span text:style-name="T7">O</text:span>(<text:span text:style-name="T7">N</text:span>)*</text:p>
          </table:table-cell>
          <table:table-cell table:style-name="Table1.B14" office:value-type="string">
            <text:p text:style-name="P7"><text:span text:style-name="T7">O</text:span>(1)</text:p>
          </table:table-cell>
          <table:table-cell table:style-name="Table1.F14" office:value-type="string">
            <text:p text:style-name="P6">Contiguous</text:p>
          </table:table-cell>
        </table:table-row>
      </table:table>
      <text:p text:style-name="Table_20_Footnote"><text:span text:style-name="T12">*</text:span>Complexity is O(N) for insertion and erasure in the middle of the container but is O(1) at the end of the container, when amortized over many operations. A <text:span text:style-name="Code_20_Inline"><text:span text:style-name="T13">deque</text:span></text:span> also allows amortized O(1) insertion and erasure at the beginning of the container.<text:bookmark-end text:name="char"/></text:p>
      <text:h text:style-name="Heading_20_1" text:outline-level="1">Member Types</text:h>
      <text:p text:style-name="Body_20_Text_20_First">Every container provides a<text:span text:style-name="T1"> </text:span>number of useful types and typedefs as members of the container. This section makes frequent use of several of them:</text:p>
      <text:h text:style-name="Heading_20_3" text:outline-level="3">value_type</text:h>
      <text:p text:style-name="Body_20_Text_20_First">This is a<text:span text:style-name="T1"> </text:span>synonym for the type that the container stores. For example, <text:span text:style-name="Code_20_Inline">value_type</text:span> for <text:span text:style-name="Code_20_Inline">vector&lt;double&gt;</text:span> is <text:span text:style-name="Code_20_Inline">double</text:span> and <text:span text:style-name="Code_20_Inline">std::list&lt;char&gt;::value_type</text:span> is <text:span text:style-name="Code_20_Inline">char</text:span>. Using a<text:span text:style-name="T1"> </text:span>standard <text:span text:style-name="T24">member type </text:span>makes it easier to write and read container code. The rest of this Exploration uses <text:span text:style-name="Code_20_Inline">value_type</text:span> extensively.</text:p>
      <text:p text:style-name="Body_20_Text_20_Cont"><text:span text:style-name="T1">The mapped containers store key/value pairs, so </text:span><text:span text:style-name="Code_20_Inline"><text:span text:style-name="T1">value_type</text:span></text:span><text:span text:style-name="T1"> for </text:span><text:span text:style-name="Code_20_Inline"><text:span text:style-name="T1">map&lt;Key,</text:span></text:span><text:span text:style-name="T1"> </text:span><text:span text:style-name="Code_20_Inline"><text:span text:style-name="T1">T&gt;</text:span></text:span><text:span text:style-name="T1"> (and </text:span><text:span text:style-name="Code_20_Inline"><text:span text:style-name="T1">multimap</text:span></text:span><text:span text:style-name="T1">, </text:span><text:span text:style-name="Code_20_Inline"><text:span text:style-name="T1">unordered_map</text:span></text:span><text:span text:style-name="T1">, and </text:span><text:span text:style-name="Code_20_Inline"><text:span text:style-name="T1">unordered_multimap</text:span></text:span><text:span text:style-name="T1">) is </text:span><text:span text:style-name="Code_20_Inline"><text:span text:style-name="T1">std::pair&lt;const</text:span></text:span><text:span text:style-name="T1"> </text:span><text:span text:style-name="Code_20_Inline"><text:span text:style-name="T1">Key,</text:span></text:span><text:span text:style-name="T1"> </text:span><text:span text:style-name="Code_20_Inline"><text:span text:style-name="T1">T&gt;</text:span></text:span><text:span text:style-name="T1">. The key type is </text:span><text:span text:style-name="Code_20_Inline"><text:span text:style-name="T1">const</text:span></text:span><text:span text:style-name="T1">, because you cannot change the key after adding an item to an associative container. The internal structure of the container depends on the keys, so changing the keys would violate the ordering constraints.</text:span></text:p>
      <text:h text:style-name="Heading_20_3" text:outline-level="3">key_type<text:alphabetical-index-mark text:string-value="key_type" text:key1="Containers" text:key2="member types"/></text:h>
      <text:p text:style-name="Body_20_Text_20_First">The associative containers declare <text:span text:style-name="Code_20_Inline">key_type</text:span> as a<text:span text:style-name="T1"> </text:span>typedef for the first template parameter—for <text:span text:style-name="T1">example</text:span>, <text:span text:style-name="Code_20_Inline">map&lt;int,</text:span> <text:span text:style-name="Code_20_Inline">double&gt;::key_type</text:span> is <text:span text:style-name="Code_20_Inline">int</text:span>. For the set types, <text:span text:style-name="Code_20_Inline">key_type</text:span> and <text:span text:style-name="Code_20_Inline">value_type</text:span> are the<text:span text:style-name="T1"> </text:span>same.</text:p>
      <text:h text:style-name="Heading_20_3" text:outline-level="3">reference<text:alphabetical-index-mark text:string-value="reference" text:key1="Containers" text:key2="member types"/></text:h>
      <text:p text:style-name="Body_20_Text_20_First">This is a<text:span text:style-name="T1"> </text:span>synonym for a<text:span text:style-name="T1"> </text:span>reference to <text:span text:style-name="Code_20_Inline">value_type</text:span>. Except in very rare cases, <text:span text:style-name="Code_20_Inline">reference</text:span> is identical to <text:span text:style-name="Code_20_Inline">value_type&amp;</text:span>.</text:p>
      <text:h text:style-name="Heading_20_3" text:outline-level="3"><text:soft-page-break/>const_reference<text:alphabetical-index-mark text:string-value="const_reference" text:key1="Containers" text:key2="member types"/></text:h>
      <text:p text:style-name="Body_20_Text_20_First"><text:span text:style-name="Code_20_Inline">const_reference</text:span> is a<text:span text:style-name="T1"> </text:span>synonym for a<text:span text:style-name="T1"> </text:span>reference to <text:span text:style-name="Code_20_Inline">const</text:span> <text:span text:style-name="Code_20_Inline">value_type</text:span>. Except in very rare cases, <text:span text:style-name="Code_20_Inline">const_reference</text:span> is identical to <text:span text:style-name="Code_20_Inline">value_type</text:span> <text:span text:style-name="Code_20_Inline">const&amp;</text:span>.</text:p>
      <text:h text:style-name="Heading_20_3" text:outline-level="3">iterator<text:alphabetical-index-mark text:string-value="iterator" text:key1="Containers" text:key2="member types"/></text:h>
      <text:p text:style-name="Body_20_Text_20_First">This is the iterator type. It might be a<text:span text:style-name="T1"> </text:span>typedef, but more likely, it is a<text:span text:style-name="T1"> </text:span>class, the definition of which is implementation-dependent. All that matters is that this type meets the requirements of an iterator. Each container type implements a specific category of iterator, as described in Table 57-1.</text:p>
      <text:h text:style-name="Heading_20_3" text:outline-level="3">const_iterator<text:alphabetical-index-mark text:string-value="const_iterator" text:key1="Containers" text:key2="member types"/></text:h>
      <text:p text:style-name="Body_20_Text_20_First"><text:span text:style-name="Code_20_Inline">const_iterator</text:span> is the iterator type for <text:span text:style-name="Code_20_Inline">const</text:span> items. It might be a<text:span text:style-name="T1"> </text:span>typedef, but more likely, it is a<text:span text:style-name="T1"> </text:span>class, the definition of which is implementation-dependent. All that matters is that this type meets the requirements of an iterator of <text:span text:style-name="Code_20_Inline">const</text:span> items. Each container type implements a specific category of iterator, as described in Table 57-1.</text:p>
      <text:h text:style-name="Heading_20_3" text:outline-level="3">size_type<text:alphabetical-index-mark text:string-value="size_type" text:key1="Containers" text:key2="member types"/></text:h>
      <text:p text:style-name="Body_20_Text_20_First"><text:span text:style-name="Code_20_Inline">size_type</text:span> is a<text:span text:style-name="T1"> </text:span>typedef for one of the built-in integer types (which one depends on the implementation). It represents an index for a<text:span text:style-name="T1"> </text:span>sequence container or a<text:span text:style-name="T1"> </text:span>container size.</text:p>
      <text:h text:style-name="Heading_20_1" text:outline-level="1"><text:bookmark-start text:name="req"/>What Can Go <text:span text:style-name="T1">i</text:span>nto a<text:span text:style-name="T1"> </text:span>Container</text:h>
      <text:p text:style-name="Body_20_Text_20_First">In order to store an item in a<text:span text:style-name="T1"> </text:span>container, the item’s type must meet some basic requirements. You must be able to copy or move the item and assign it using copy or move. For the built-in types, this is automatic. For a<text:span text:style-name="T1"> </text:span>class type, you usually have that capability. The compiler even writes the constructors and assignment operators for you. So far<text:span text:style-name="T1">,</text:span> all the classes in this book meet the basic requirements; you won’t <text:span text:style-name="T1">have</text:span> to concern yourself with non-conforming classes until Exploration 63.</text:p>
      <text:p text:style-name="Body_20_Text_20_Cont">Sequence containers themselves do not have to compare items for equality; they just copy or move elements as required. When they have to make copies, they assume that copies are identical to the original.</text:p>
      <text:p text:style-name="Body_20_Text_20_Cont"><text:span text:style-name="T1">Ordered associative containers require an ordering functor. By default, they use a standard functor called </text:span><text:span text:style-name="Code_20_Inline"><text:span text:style-name="T1">std::less&lt;key_type&gt;</text:span></text:span><text:span text:style-name="T1">, which in turn uses the </text:span><text:span text:style-name="Code_20_Inline"><text:span text:style-name="T1">&lt;</text:span></text:span><text:span text:style-name="T1"> operator. You </text:span><text:soft-page-break/><text:span text:style-name="T1">can supply a custom functor, provided it implements </text:span><text:span text:style-name="T8">strict weak ordering</text:span><text:span text:style-name="T1">, which is defined by the following requirements:</text:span></text:p>
      <text:list xml:id="list1067255070" text:style-name="WW8Num2">
        <text:list-item>
          <text:p text:style-name="P12">If <text:span text:style-name="T7">a</text:span> &lt; <text:span text:style-name="T7">b</text:span> and <text:span text:style-name="T7">b</text:span> &lt; <text:span text:style-name="T7">c</text:span>, then <text:span text:style-name="T7">a</text:span> &lt; <text:span text:style-name="T7">c.</text:span></text:p>
        </text:list-item>
        <text:list-item>
          <text:p text:style-name="P12"><text:span text:style-name="T7">a</text:span> &lt; <text:span text:style-name="T7">a</text:span> is always false.</text:p>
        </text:list-item>
        <text:list-item>
          <text:p text:style-name="P12">The order does not change after an item is stored in a container.</text:p>
        </text:list-item>
      </text:list>
      <text:p text:style-name="Body_20_Text_20_Cont"><text:span text:style-name="T1">A common error among new C++ programmers is to violate rule 2, typically by implementing </text:span><text:span text:style-name="Code_20_Inline"><text:span text:style-name="T1">&lt;=</text:span></text:span><text:span text:style-name="T1"> instead of </text:span><text:span text:style-name="Code_20_Inline"><text:span text:style-name="T1">&lt;</text:span></text:span><text:span text:style-name="T1">. Violations of the strict weak ordering rule result in undefined behavior. Some libraries have a debugging mode that checks your functor to ensure that it is valid. If your library has such a mode, use it.</text:span></text:p>
      <text:p text:style-name="Body_20_Text_20_Cont"><text:span text:style-name="T1">Unordered associative containers need a hash functor and an equality functor. The default hash functor is </text:span><text:span text:style-name="Code_20_Inline"><text:span text:style-name="T1">std::hash&lt;key_type&gt;</text:span></text:span><text:span text:style-name="T1"> (declared in </text:span><text:span text:style-name="Code_20_Inline"><text:span text:style-name="T1">&lt;functional&gt;</text:span></text:span><text:span text:style-name="T1">). The standard library provides specializations for the built-in types and </text:span><text:span text:style-name="Code_20_Inline"><text:span text:style-name="T1">string</text:span></text:span><text:span text:style-name="T1">. If you store a custom class in an unordered container, you have to provide your own hash functor. The simplest way to do that is to specialize </text:span><text:span text:style-name="Code_20_Inline"><text:span text:style-name="T1">hash</text:span></text:span><text:span text:style-name="T1">. Listing 57-1 shows how to specialize </text:span><text:span text:style-name="Code_20_Inline"><text:span text:style-name="T1">hash</text:span></text:span><text:span text:style-name="T1"> for the </text:span><text:span text:style-name="Code_20_Inline"><text:span text:style-name="T1">rational</text:span></text:span><text:span text:style-name="T1"> type. You have to provide only the function call operator, which must return type </text:span><text:span text:style-name="Code_20_Inline"><text:span text:style-name="T1">std::size_t</text:span></text:span><text:span text:style-name="T1"> (an implementation-defined integer type).</text:span></text:p>
      <text:p text:style-name="Code_20_Caption"><text:change-start text:change-id="ct93959955969200"/><text:span text:style-name="T6"><text:hidden-text text:condition="ooow:" text:string-value=".hh" text:is-hidden="true"/></text:span><text:change-end text:change-id="ct93959955969200"/><text:span text:style-name="T6">Listing</text:span><text:span text:style-name="T2"> </text:span><text:span text:style-name="T6">57-1.</text:span> Specializing the <text:span text:style-name="Code_20_Inline"><text:span text:style-name="T14">hash</text:span></text:span> Template for the <text:span text:style-name="Code_20_Inline"><text:span text:style-name="T14">rational</text:span></text:span> Type</text:p>
      <text:p text:style-name="Code">import &lt;<text:span text:style-name="T26">functional</text:span>&gt;;</text:p>
      <text:p text:style-name="Code">import rational;</text:p>
      <text:p text:style-name="Code">namespace std {</text:p>
      <text:p text:style-name="Code"/>
      <text:p text:style-name="Code">template&lt;class T&gt;</text:p>
      <text:p text:style-name="Code">class hash&lt;rational&lt;T&gt;&gt;</text:p>
      <text:p text:style-name="Code">{</text:p>
      <text:p text:style-name="Code">public:</text:p>
      <text:p text:style-name="Code"><text:span text:style-name="T16"><text:s text:c="2"/></text:span>std::size_t operator()(rational&lt;T&gt; const&amp; r)</text:p>
      <text:p text:style-name="Code"><text:span text:style-name="T16"><text:s text:c="2"/></text:span>const</text:p>
      <text:p text:style-name="Code"><text:span text:style-name="T16"><text:s text:c="2"/></text:span>{</text:p>
      <text:p text:style-name="Code"><text:span text:style-name="T16"><text:s text:c="4"/></text:span>return hasher_(r.numerator() * r.denominator());</text:p>
      <text:p text:style-name="Code"><text:span text:style-name="T16"><text:s text:c="2"/></text:span>}</text:p>
      <text:p text:style-name="Code">private:</text:p>
      <text:p text:style-name="Code"><text:span text:style-name="T16"><text:s text:c="2"/></text:span>std::hash&lt;T&gt; hasher_;</text:p>
      <text:p text:style-name="Code">};</text:p>
      <text:p text:style-name="Code">} // end of std</text:p>
      <text:p text:style-name="Body_20_Text_20_Cont"><text:span text:style-name="T1">Although the standard library provides a </text:span><text:span text:style-name="Code_20_Inline"><text:span text:style-name="T1">std::hash&lt;&gt;</text:span></text:span><text:span text:style-name="T1"> specialization for all builtin types, it does not provide any effective way to combine multiple hash values. The method shown in Listing 57-1 does not give good results. (One-half </text:span><text:span text:style-name="T25">and two share the same hash value</text:span><text:span text:style-name="T1">, for example.) But writing effective hash functions is not in the </text:span><text:soft-page-break/><text:span text:style-name="T1">scope of this book; visit t</text:span><text:span text:style-name="T25">he book’s web site for information on writing better hash functions.</text:span></text:p>
      <text:p text:style-name="Body_20_Text_20_Cont"><text:span text:style-name="T1">The default equality functor is </text:span><text:span text:style-name="Code_20_Inline"><text:span text:style-name="T1">std::equal_to&lt;T&gt;</text:span></text:span><text:span text:style-name="T1"> (declared in </text:span><text:span text:style-name="Code_20_Inline"><text:span text:style-name="T1">&lt;functional&gt;</text:span></text:span><text:span text:style-name="T1">), which uses the </text:span><text:span text:style-name="Code_20_Inline"><text:span text:style-name="T1">==</text:span></text:span><text:span text:style-name="T1"> operator. If two items are equal, their hash values must also be equal (but the reverse is not necessarily true).</text:span></text:p>
      <text:p text:style-name="Body_20_Text_20_Cont">When you insert an item in a container, the container keeps a copy of the item, or you can move an object into a container. When you erase an item, the container destroys the item. When you destroy a container, it destroys all of its elements. The next section discusses insertion and erasure at greater length.</text:p>
      <text:h text:style-name="Heading_20_1" text:outline-level="1"><text:bookmark-end text:name="req"/>Inserting and Erasing</text:h>
      <text:p text:style-name="Body_20_Text_20_First">I’ve presented a<text:span text:style-name="T1"> </text:span>number of examples of inserting and erasing elements in vectors and maps. This section explores this topic in greater depth. Except for <text:span text:style-name="Code_20_Inline">array</text:span> and <text:span text:style-name="Code_20_Inline">forward_list</text:span>, the container types follow some basic patterns. The <text:span text:style-name="Code_20_Inline">array</text:span> type has a<text:span text:style-name="T1"> </text:span>fixed size<text:span text:style-name="T1">,</text:span> so it provides none of the insertion or erasure functions. And <text:span text:style-name="Code_20_Inline">forward_list</text:span> has its own way of doing things<text:span text:style-name="T1">,</text:span> because a singly<text:span text:style-name="T1"> </text:span>linked list cannot insert or erase items directly. All the other containers follow the specification described in this section.</text:p>
      <text:h text:style-name="Heading_20_2" text:outline-level="2"><text:bookmark-start text:name="seq1"/>Inserting in a<text:span text:style-name="T1"> </text:span>Sequence Container</text:h>
      <text:p text:style-name="Body_20_Text_20_First">You have a<text:span text:style-name="T1"> </text:span>choice of several member functions with which to insert an item into a<text:span text:style-name="T1"> </text:span>sequence container. The most fundamental function is <text:span text:style-name="Code_20_Inline">emplace</text:span>, which constructs an item in place in the container. It has the following form:</text:p>
      <text:p text:style-name="Unnumbered_20_List"><text:span text:style-name="Code_20_Inline"><text:span text:style-name="T34">iterator emplace(const_iterator here, args...)</text:span></text:span></text:p>
      <text:p text:style-name="Unnumbered_20_List">Inserts a newly constructed item into the collection immediately before the position <text:span text:style-name="Code_20_Inline">here</text:span> and returns an iterator that refers to the newly added item. The <text:span text:style-name="Code_20_Inline">args</text:span> can be zero or more arguments that are passed to the <text:span text:style-name="Code_20_Inline">value_type</text:span> constructor. If <text:span text:style-name="Code_20_Inline">here</text:span> is <text:span text:style-name="Code_20_Inline">end()</text:span>, the item is constructed at the end of the container.</text:p>
      <text:p text:style-name="Unnumbered_20_List"><text:span text:style-name="Code_20_Inline"><text:span text:style-name="T36">reference</text:span></text:span><text:span text:style-name="Code_20_Inline"><text:span text:style-name="T34"> emplace_back(args...)</text:span></text:span></text:p>
      <text:p text:style-name="Unnumbered_20_List"><text:span text:style-name="T24">Appends</text:span> a newly constructed item <text:span text:style-name="T24">to the collection and returns a reference to the constructed item</text:span>. The <text:span text:style-name="Code_20_Inline">args</text:span> can be zero or more arguments that are passed to the <text:span text:style-name="Code_20_Inline">value_type</text:span> constructor. Containers that allow fast insertion to the front of the container (<text:span text:style-name="Code_20_Inline">deque</text:span>, <text:span text:style-name="Code_20_Inline"><text:span text:style-name="T35">list</text:span></text:span>) also have <text:span text:style-name="Code_20_Inline"><text:span text:style-name="T35">emplace_front()</text:span></text:span>.</text:p>
      <text:p text:style-name="Body_20_Text_20_Cont"><text:soft-page-break/><text:span text:style-name="T1">If you have objects that are already constructed, call </text:span><text:span text:style-name="Code_20_Inline"><text:span text:style-name="T1">insert</text:span></text:span><text:span text:style-name="T1">, which has </text:span><text:span text:style-name="T25">four</text:span><text:span text:style-name="T1"> overloaded forms:</text:span></text:p>
      <text:p text:style-name="Unnumbered_20_List"><text:span text:style-name="Code_20_Inline"><text:span text:style-name="T34">iterator insert(const_iterator here, value_type item)</text:span></text:span></text:p>
      <text:p text:style-name="Unnumbered_20_List">Inserts <text:span text:style-name="Code_20_Inline">item</text:span> by copying or moving it into the collection immediately before the position <text:span text:style-name="Code_20_Inline">here</text:span> and returns an iterator that refers to the newly added item. If <text:span text:style-name="Code_20_Inline">here</text:span> is <text:span text:style-name="Code_20_Inline">end()</text:span>, <text:span text:style-name="Code_20_Inline">item</text:span> is appended to the end of the container.</text:p>
      <text:p text:style-name="Unnumbered_20_List"><text:span text:style-name="Code_20_Inline"><text:span text:style-name="T37">iterator</text:span></text:span><text:span text:style-name="Code_20_Inline"><text:span text:style-name="T29"> insert(</text:span></text:span><text:span text:style-name="Code_20_Inline"><text:span text:style-name="T31">const_</text:span></text:span><text:span text:style-name="Code_20_Inline"><text:span text:style-name="T29">iterator here, size_type n, value_type const&amp; item)</text:span></text:span></text:p>
      <text:p text:style-name="Unnumbered_20_List">Inserts <text:span text:style-name="Code_20_Inline">n</text:span> copies of <text:span text:style-name="Code_20_Inline">item</text:span> immediately before the position to which <text:span text:style-name="Code_20_Inline">here</text:span> refers. If <text:span text:style-name="Code_20_Inline">here</text:span> is <text:span text:style-name="Code_20_Inline">end()</text:span>, the items are appended to the end of the container. Returns an iterator to the first item inserted.</text:p>
      <text:p text:style-name="Unnumbered_20_List"><text:span text:style-name="Code_20_Inline"><text:span text:style-name="T36">iterator</text:span></text:span><text:span text:style-name="Code_20_Inline"><text:span text:style-name="T31"> insert(const_iterator here, </text:span></text:span><text:span text:style-name="Code_20_Inline"><text:span text:style-name="T36">std::initializer_list&lt;value_type&gt; brace_enclosed_list</text:span></text:span><text:span text:style-name="Code_20_Inline"><text:span text:style-name="T31">)</text:span></text:span></text:p>
      <text:p text:style-name="Unnumbered_20_List"><text:span text:style-name="T24">An initializer list is a list of values in curly braces. The compiler constructs a range of values, and this function</text:span> copies those values into the container, starting at the position immediately before <text:span text:style-name="Code_20_Inline">here</text:span>. Returns an iterator to the first item inserted.</text:p>
      <text:p text:style-name="Unnumbered_20_List"><text:span text:style-name="Code_20_Inline"><text:span text:style-name="T31">template&lt;class InputIterator&gt;</text:span></text:span><text:span text:style-name="Code_20_Inline"><text:span text:style-name="T30"><text:line-break/></text:span></text:span><text:span text:style-name="Code_20_Inline"><text:span text:style-name="T36">iterator</text:span></text:span><text:span text:style-name="Code_20_Inline"><text:span text:style-name="T31"> insert(const_iterator here, InputIterator first, InputIterator last)</text:span></text:span></text:p>
      <text:p text:style-name="Unnumbered_20_List">Copies the values from the range [<text:span text:style-name="Code_20_Inline">first</text:span>, <text:span text:style-name="Code_20_Inline">last</text:span>) into the container, starting at the position immediately before <text:span text:style-name="Code_20_Inline">here</text:span>. Returns an iterator to the first item inserted.</text:p>
      <text:h text:style-name="Heading_20_2" text:outline-level="2"><text:bookmark-start text:name="seq2"/><text:bookmark-end text:name="seq1"/>Erasing <text:span text:style-name="T1">f</text:span>rom a<text:span text:style-name="T1"> </text:span>Sequence Container</text:h>
      <text:p text:style-name="Body_20_Text_20_First">The <text:span text:style-name="Code_20_Inline">erase</text:span> function erases, or deletes, items from a<text:span text:style-name="T1"> </text:span>container. Sequence containers implement two forms of <text:span text:style-name="Code_20_Inline">erase</text:span>:</text:p>
      <text:p text:style-name="Unnumbered_20_List"><text:span text:style-name="Code_20_Inline"><text:span text:style-name="T34">iterator erase(const_iterator pos)</text:span></text:span></text:p>
      <text:p text:style-name="Unnumbered_20_List">Erases the item to which <text:span text:style-name="Code_20_Inline">pos</text:span> refers and returns an iterator that refers to the subsequent item. Returns <text:span text:style-name="Code_20_Inline">end()</text:span> if the last item is erased. The behavior is undefined if you try to erase <text:span text:style-name="Code_20_Inline">end()</text:span> or if <text:span text:style-name="Code_20_Inline">pos</text:span> is an iterator for a different container object.</text:p>
      <text:p text:style-name="Unnumbered_20_List"><text:span text:style-name="Code_20_Inline"><text:span text:style-name="T34">iterator erase(const_iterator first, const_iterator last)</text:span></text:span></text:p>
      <text:p text:style-name="Unnumbered_20_List"><text:soft-page-break/>Erases all the items in the range [<text:span text:style-name="Code_20_Inline">first</text:span>, <text:span text:style-name="Code_20_Inline">last</text:span>) and returns an iterator that refers to the item that immediately followed the last item erased. Returns <text:span text:style-name="Code_20_Inline">end()</text:span> if the last item in the container is erased. The behavior is undefined if the iterators are in the wrong order or refer to a different container object.</text:p>
      <text:p text:style-name="Body_20_Text_20_Cont"><text:span text:style-name="T1">The </text:span><text:span text:style-name="Code_20_Inline"><text:span text:style-name="T1">clear()</text:span></text:span><text:span text:style-name="T1"> function erases all elements from the container. In addition to the basic erasure functions, sequence containers also provide </text:span><text:span text:style-name="Code_20_Inline"><text:span text:style-name="T1">pop_front</text:span></text:span><text:span text:style-name="T1"> to erase the first element and </text:span><text:span text:style-name="Code_20_Inline"><text:span text:style-name="T1">pop_back</text:span></text:span><text:span text:style-name="T1"> to erase the last element of a collection. A container implements these two functions only if it can do so with constant complexity. </text:span><text:span text:style-name="Strong_20_Emphasis"><text:span text:style-name="T19">Which sequence containers implement </text:span></text:span><text:span text:style-name="Code_20_Inline"><text:span text:style-name="T3">pop_back</text:span></text:span><text:span text:style-name="Strong_20_Emphasis"><text:span text:style-name="T19">?</text:span></text:span></text:p>
      <text:p text:style-name="Unnumbered_20_List">_____________________________________________________________</text:p>
      <text:p text:style-name="Body_20_Text_20_Cont"><text:span text:style-name="Strong_20_Emphasis"><text:span text:style-name="T1">Which sequence containers implement </text:span></text:span><text:span text:style-name="Code_20_Inline"><text:span text:style-name="T3">pop_front</text:span></text:span><text:span text:style-name="Strong_20_Emphasis"><text:span text:style-name="T1">?</text:span></text:span></text:p>
      <text:p text:style-name="Unnumbered_20_List">_____________________________________________________________</text:p>
      <text:p text:style-name="Body_20_Text_20_Cont"><text:span text:style-name="T1">As with the </text:span><text:span text:style-name="T25">emplacement</text:span><text:span text:style-name="T1"> functions, </text:span><text:span text:style-name="Code_20_Inline"><text:span text:style-name="T1">vector</text:span></text:span><text:span text:style-name="T1"> provides </text:span><text:span text:style-name="Code_20_Inline"><text:span text:style-name="T1">pop_back</text:span></text:span><text:span text:style-name="T1">, and </text:span><text:span text:style-name="Code_20_Inline"><text:span text:style-name="T1">list</text:span></text:span><text:span text:style-name="T1"> and </text:span><text:span text:style-name="Code_20_Inline"><text:span text:style-name="T1">deque</text:span></text:span><text:span text:style-name="T1"> provide both </text:span><text:span text:style-name="Code_20_Inline"><text:span text:style-name="T1">pop_back</text:span></text:span><text:span text:style-name="T1"> and </text:span><text:span text:style-name="Code_20_Inline"><text:span text:style-name="T1">pop_front</text:span></text:span><text:span text:style-name="T1">.</text:span></text:p>
      <text:h text:style-name="Heading_20_2" text:outline-level="2"><text:bookmark-start text:name="ass1"/><text:bookmark-end text:name="seq2"/>Inserting in an Associative Container</text:h>
      <text:p text:style-name="Body_20_Text_20_First">All the insertion functions for associative containers follow a common pattern for return types. The duplicate-key containers (<text:span text:style-name="Code_20_Inline">multimap</text:span>, <text:span text:style-name="Code_20_Inline">multiset</text:span>, <text:span text:style-name="Code_20_Inline">unordered_multimap</text:span>, <text:span text:style-name="Code_20_Inline">unordered_multiset</text:span>) return an iterator for the newly added item. The unique-key containers (<text:span text:style-name="Code_20_Inline">map</text:span>, <text:span text:style-name="Code_20_Inline">set</text:span>, <text:span text:style-name="Code_20_Inline">unordered_map</text:span>, <text:span text:style-name="Code_20_Inline">unordered_set</text:span>) return a <text:span text:style-name="Code_20_Inline">pair&lt;iterator,</text:span> <text:span text:style-name="Code_20_Inline">bool&gt;</text:span>: the iterator refers to the item in the container<text:span text:style-name="T1">,</text:span> and the <text:span text:style-name="Code_20_Inline">bool</text:span> is true if the item was added or false if the item was already present. In this section, the return type is shown as <text:span text:style-name="Emphasis">return</text:span>. If the item was already present, the existing item is untouched, and the new item is ignored.</text:p>
      <text:p text:style-name="Body_20_Text_20_Cont">Construct a new item in an associative container by calling one of the two emplace functions:</text:p>
      <text:p text:style-name="Unnumbered_20_List"><text:span text:style-name="Emphasis">return</text:span><text:span text:style-name="Code_20_Inline"> emplace(args...)</text:span></text:p>
      <text:p text:style-name="Unnumbered_20_List">Constructs a new element at the correct position in the container, passing <text:span text:style-name="Code_20_Inline">args</text:span> to the <text:span text:style-name="Code_20_Inline">value_type</text:span> constructor.</text:p>
      <text:p text:style-name="Unnumbered_20_List"><text:span text:style-name="Code_20_Inline">iterator emplace_hint(iterator hint, args...)</text:span></text:p>
      <text:p text:style-name="Unnumbered_20_List">Constructs a new element as close to <text:span text:style-name="Code_20_Inline">hint</text:span> as possible, passing <text:span text:style-name="Code_20_Inline">args</text:span> to the <text:span text:style-name="Code_20_Inline">value_type</text:span> constructor.</text:p>
      <text:p text:style-name="Unnumbered_20_List"><text:soft-page-break/>For an ordered container, if the item’s position is immediately after <text:span text:style-name="Code_20_Inline">hint</text:span>, the item is added with constant complexity. Otherwise, the complexity is logarithmic. If you have to store many items in an ordered container, and the items are already in order, you can save some time by using the position of the most recently inserted item as the hint.</text:p>
      <text:p text:style-name="Body_20_Text_20_Cont"><text:span text:style-name="T1">As with sequence containers, you can also call the </text:span><text:span text:style-name="Code_20_Inline"><text:span text:style-name="T1">insert</text:span></text:span><text:span text:style-name="T1"> function to insert into an associative container. One key difference from the sequence containers is that you don’t have to provide a position (one form does let you provide a position as a hint).</text:span></text:p>
      <text:p text:style-name="Unnumbered_20_List"><text:span text:style-name="Emphasis"><text:span text:style-name="T31">return </text:span></text:span><text:span text:style-name="Code_20_Inline"><text:span text:style-name="T31">insert(value_type item)</text:span></text:span></text:p>
      <text:p text:style-name="Unnumbered_20_List">Moves or copies <text:span text:style-name="Code_20_Inline">item</text:span> into the container.</text:p>
      <text:p text:style-name="Unnumbered_20_List"><text:span text:style-name="Code_20_Inline"><text:span text:style-name="T34">iterator insert(const_iterator hint, value_type item)</text:span></text:span></text:p>
      <text:p text:style-name="Unnumbered_20_List">Moves or copies <text:span text:style-name="Code_20_Inline">item</text:span> into the container as close to <text:span text:style-name="Code_20_Inline">hint</text:span> as possible, as described earlier with <text:span text:style-name="Code_20_Inline">emplace_hint</text:span>.</text:p>
      <text:p text:style-name="Unnumbered_20_List"><text:span text:style-name="Code_20_Inline"><text:span text:style-name="T34">template&lt;class InputIterator&gt;<text:line-break/>void insert(InputIterator first, InputIterator last)</text:span></text:span></text:p>
      <text:p text:style-name="Unnumbered_20_List">Copies the values from the range [<text:span text:style-name="Code_20_Inline">first</text:span>, <text:span text:style-name="Code_20_Inline">last</text:span>) into the container. For the ordered containers, you get optimal performance if the range [<text:span text:style-name="Code_20_Inline">first</text:span>, <text:span text:style-name="Code_20_Inline">last</text:span>) is already sorted. Again, there is no range form of insert.</text:p>
      <text:p text:style-name="Body_20_Text_20_Cont"><text:span text:style-name="Strong_20_Emphasis"><text:span text:style-name="T19">Write a program that reads a list of strings from the standard input into a set of strings.</text:span></text:span><text:span text:style-name="T1"> Use the </text:span><text:span text:style-name="Code_20_Inline"><text:span text:style-name="T1">emplace_hint</text:span></text:span><text:span text:style-name="T1"> function. Save the return value to pass as the hint when inserting the next item. Find a large list of strings to use as input. Make two copies of the list, one in sorted order and one in random order. (See this book’s web site if you need help locating or preparing the input files.) </text:span><text:span text:style-name="Strong_20_Emphasis"><text:span text:style-name="T19">Compare the performance of your program reading the two input files.</text:span></text:span></text:p>
      <text:p text:style-name="Body_20_Text_20_Cont"><text:span text:style-name="Strong_20_Emphasis"><text:span text:style-name="T19">Write another version of the same program, this time using the simple, one-argument </text:span></text:span><text:span text:style-name="Code_20_Bold"><text:span text:style-name="T1">emplace</text:span></text:span><text:span text:style-name="Default_20_Paragraph_20_Font"><text:span text:style-name="T3"> </text:span></text:span><text:span text:style-name="Code_20_Inline"><text:span text:style-name="T3">function</text:span></text:span><text:span text:style-name="Strong_20_Emphasis"><text:span text:style-name="T19">.</text:span></text:span><text:span text:style-name="T1"> Again, run the program with both input files. Compare the performance of all four variations: hinted and unhinted insert, sorted and unsorted input.</text:span></text:p>
      <text:p text:style-name="Body_20_Text_20_Cont"><text:span text:style-name="T1">Listing 57-2 shows a simple form of the program that uses </text:span><text:span text:style-name="Code_20_Inline"><text:span text:style-name="T1">emplace_hint</text:span></text:span><text:span text:style-name="T1">.</text:span></text:p>
      <text:p text:style-name="Code_20_Caption"><text:span text:style-name="T6">Listing</text:span><text:span text:style-name="T2"> </text:span><text:span text:style-name="T6">57-2.</text:span> Using a<text:span text:style-name="T1"> </text:span>Hint Position When Inserting into a<text:span text:style-name="T1"> </text:span>Set</text:p>
      <text:p text:style-name="Code">import &lt;iostream&gt;;</text:p>
      <text:p text:style-name="Code">import &lt;set&gt;;</text:p>
      <text:p text:style-name="Code">import &lt;string&gt;;</text:p>
      <text:p text:style-name="Code"><text:soft-page-break/></text:p>
      <text:p text:style-name="Code">int main()</text:p>
      <text:p text:style-name="Code">{</text:p>
      <text:p text:style-name="Code"><text:span text:style-name="T16"><text:s text:c="2"/></text:span>std::set&lt;std::string&gt; words{};</text:p>
      <text:p text:style-name="Code"/>
      <text:p text:style-name="Code"><text:span text:style-name="T16"><text:s text:c="2"/></text:span>std::set&lt;std::string&gt;::iterator hint{words.begin()};</text:p>
      <text:p text:style-name="Code"><text:span text:style-name="T16"><text:s text:c="2"/></text:span>std::string word{};</text:p>
      <text:p text:style-name="Code"><text:span text:style-name="T16"><text:s text:c="2"/></text:span>while(std::cin &gt;&gt; word)</text:p>
      <text:p text:style-name="Code"><text:span text:style-name="T16"><text:s text:c="4"/></text:span>hint = words.emplace_hint(hint, std::move(word));</text:p>
      <text:p text:style-name="Code"/>
      <text:p text:style-name="Code"><text:s text:c="2"/>std::cout &lt;&lt; "stored " &lt;&lt; words.size() &lt;&lt; " unique words\n";</text:p>
      <text:p text:style-name="Code">}</text:p>
      <text:p text:style-name="Body_20_Text_20_Cont">When I run the program with a file of more than 200,000 words, the hinted program with sorted input executes in about 1.6 seconds. The unhinted form takes 2.2 seconds. With randomly ordered inputs, both programs run in about 2.3 seconds. As you can see, the hint can make a difference when the input is already sorted. The details depend on the library implementation; your mileage may vary.</text:p>
      <text:p text:style-name="Body_20_Text_20_Cont">The node-based containers (<text:span text:style-name="Code_20_Inline">set</text:span>, <text:span text:style-name="Code_20_Inline"><text:span text:style-name="T35">map</text:span></text:span>, <text:span text:style-name="Code_20_Inline"><text:span text:style-name="T35">list</text:span></text:span>, <text:span text:style-name="Code_20_Inline"><text:span text:style-name="T35">multiset</text:span></text:span>, and <text:span text:style-name="Code_20_Inline"><text:span text:style-name="T35">multimap</text:span></text:span>) allow you to extract nodes from one container and add them to another. Refer to a language reference for details about these advanced capabilities.</text:p>
      <text:h text:style-name="Heading_20_2" text:outline-level="2"><text:bookmark-start text:name="ass2"/><text:bookmark-end text:name="ass1"/>Erasing <text:span text:style-name="T1">f</text:span>rom an Associative Container</text:h>
      <text:p text:style-name="Body_20_Text_20_First">The <text:span text:style-name="Code_20_Inline">erase</text:span> function erases, or deletes, items from a<text:span text:style-name="T1"> </text:span>container. Associative containers implement <text:span text:style-name="T24">three </text:span><text:s/>forms of <text:span text:style-name="Code_20_Inline">erase</text:span>:</text:p>
      <text:p text:style-name="Unnumbered_20_List"><text:span text:style-name="Code_20_Inline"><text:span text:style-name="T34">iterator erase(const_iterator pos)</text:span></text:span></text:p>
      <text:p text:style-name="Unnumbered_20_List">Erases the item to which <text:span text:style-name="Code_20_Inline">pos</text:span> refers; complexity is constant, possibly amortized over many calls. Returns an iterator that refers to the successor value (or <text:span text:style-name="Code_20_Inline">end()</text:span>). The behavior is undefined if <text:span text:style-name="Code_20_Inline">pos</text:span> is not a valid iterator for the container.</text:p>
      <text:p text:style-name="Unnumbered_20_List"><text:span text:style-name="Code_20_Inline"><text:span text:style-name="T34">iterator erase(const_iterator first, const_iterator last)</text:span></text:span></text:p>
      <text:p text:style-name="Unnumbered_20_List">Erases all the items in the range [<text:span text:style-name="Code_20_Inline">first</text:span>, <text:span text:style-name="Code_20_Inline">last</text:span>). <text:span text:style-name="T24">R</text:span>eturns an iterator that refers to the item that follows the last item erased. Returns <text:span text:style-name="Code_20_Inline">end()</text:span> if the last item in the container is erased. The behavior is undefined if [<text:span text:style-name="Code_20_Inline">first</text:span>, <text:span text:style-name="Code_20_Inline">last</text:span>) is not a valid iterator range for the container.</text:p>
      <text:p text:style-name="Unnumbered_20_List"><text:span text:style-name="Code_20_Inline"><text:span text:style-name="T34">iterator erase(</text:span></text:span><text:span text:style-name="Code_20_Inline"><text:span text:style-name="T36">value_type const&amp;</text:span></text:span><text:span text:style-name="Code_20_Inline"><text:span text:style-name="T34"> </text:span></text:span><text:span text:style-name="Code_20_Inline"><text:span text:style-name="T36">value</text:span></text:span><text:span text:style-name="Code_20_Inline"><text:span text:style-name="T34">)</text:span></text:span></text:p>
      <text:p text:style-name="Unnumbered_20_List">Erases <text:span text:style-name="T24">all occurrences of </text:span><text:span text:style-name="Code_20_Inline"><text:span text:style-name="T35">value</text:span></text:span><text:span text:style-name="T24"> from the container</text:span>. Returns <text:span text:style-name="T24">the number of items erased, which can be zero.</text:span></text:p>
      <text:p text:style-name="Body_20_Text_20_Cont"><text:soft-page-break/><text:span text:style-name="T1">As with sequence containers, </text:span><text:span text:style-name="Code_20_Inline"><text:span text:style-name="T1">clear()</text:span></text:span><text:span text:style-name="T1"> erases all elements of the container.</text:span></text:p>
      <text:h text:style-name="Heading_20_2" text:outline-level="2"><text:bookmark-end text:name="ass2"/>Exceptions</text:h>
      <text:p text:style-name="Body_20_Text_20_First">The containers do their best to keep order if an exception is thrown. Exceptions have two potential sources: the container itself and the items in the containers. Most member functions do not throw exceptions for invalid arguments, so the most common source of exceptions from the container itself is <text:span text:style-name="Code_20_Inline">std::bad_alloc</text:span><text:span text:style-name="T1"> </text:span>if the container runs out of memory and cannot insert a<text:span text:style-name="T1"> </text:span>new item.</text:p>
      <text:p text:style-name="Body_20_Text_20_Cont">If you try to insert a single item into a container, and the operation fails (perhaps because the item’s copy constructor throws an exception, or the container ran out of memory), the container is unchanged.</text:p>
      <text:p text:style-name="Body_20_Text_20_Cont"><text:span text:style-name="T1">If you try to insert multiple items, and one of those items throws an exception while it is being inserted into a container (e.g., the item’s copy constructor throws an exception), most containers do not roll back the change. Only the </text:span><text:span text:style-name="Code_20_Inline"><text:span text:style-name="T1">list</text:span></text:span><text:span text:style-name="T1"> and </text:span><text:span text:style-name="Code_20_Inline"><text:span text:style-name="T1">forward_list</text:span></text:span><text:span text:style-name="T1"> types roll back to their original state. The other containers leave the container in a valid state, and the items that have been inserted successfully remain in the container.</text:span></text:p>
      <text:p text:style-name="Body_20_Text_20_Cont">When erasing one or many items, the containers do not throw exceptions themselves, but they may have to move (or in the case of ordered containers, compare) items; if an item’s move constructor throws an exception (a highly unlikely event), the erasure may be incomplete. No matter what, however, the container remains in a valid state.</text:p>
      <text:p text:style-name="P2">In order for these guarantees to remain valid, destructors must not throw exceptions.</text:p>
      <text:p text:style-name="Note_2f_Tip_2f_Caution"><text:span text:style-name="Dingbat_20_Symbol"><text:span text:style-name="T11"></text:span></text:span><text:span text:style-name="T10">Tip</text:span><text:span text:style-name="T1"><text:tab/></text:span><office:annotation office:name="__Annotation__4159_209002367" loext:resolved="false"><dc:creator>Michael Thomas</dc:creator><dc:date>2020-04-21T17:14:04.800000000</dc:date><text:p text:style-name="P14"><text:span text:style-name="T42">Good advice. If a reader wants more information on this topic there is a good discussion here.</text:span></text:p>
<text:p text:style-name="P14"><text:span text:style-name="T42"/></text:p>
<text:p text:style-name="P14"><text:span text:style-name="T42">https://stackoverflow.com/questions/130117/throwing-exceptions-out-of-a-destructor</text:span></text:p>
</office:annotation>Never throw an exception from a<text:span text:style-name="T1"> </text:span>destructor.<office:annotation-end office:name="__Annotation__4159_209002367"/></text:p>
      <text:h text:style-name="Heading_20_1" text:outline-level="1"><text:bookmark-start text:name="it"/>Iterators and References</text:h>
      <text:p text:style-name="Body_20_Text_20_First">When using containers, one important point that I<text:span text:style-name="T1"> </text:span>have not yet covered is the validity of iterators and references. The issue is that when you insert or erase items in a<text:span text:style-name="T1"> </text:span>container, some or all iterators for that container can become invalid, and references to <text:soft-page-break/>items in the container can become invalid. The details of which iterators and references become invalid and under what circumstances depend on the container.</text:p>
      <text:p text:style-name="Body_20_Text_20_Cont"><text:span text:style-name="T1">Iterators and references becoming invalid reflect the internal structure of the container. For example, </text:span><text:span text:style-name="Code_20_Inline"><text:span text:style-name="T1">vector</text:span></text:span><text:span text:style-name="T1"> stores its elements in a single, contiguous chunk of memory. Therefore, inserting or erasing any elements shifts all the elements at higher indices, which invalidates all iterators and references to those elements at higher indices. As a </text:span><text:span text:style-name="Code_20_Inline"><text:span text:style-name="T1">vector</text:span></text:span><text:span text:style-name="T1"> grows, it may have to allocate a new internal array, which invalidates all extant iterators and references for that </text:span><text:span text:style-name="Code_20_Inline"><text:span text:style-name="T1">vector</text:span></text:span><text:span text:style-name="T1">. You never know when that can occur, so it is safest never to hold onto a </text:span><text:span text:style-name="Code_20_Inline"><text:span text:style-name="T1">vector</text:span></text:span><text:span text:style-name="T1">’s iterators or references while adding items to the </text:span><text:span text:style-name="Code_20_Inline"><text:span text:style-name="T1">vector</text:span></text:span><text:span text:style-name="T1">. (But look up the </text:span><text:span text:style-name="Code_20_Inline"><text:span text:style-name="T1">reserve</text:span></text:span><text:span text:style-name="T1"> member function in a library reference, if you must keep those iterators and references lying around.)</text:span></text:p>
      <text:p text:style-name="Body_20_Text_20_Cont"><text:span text:style-name="T1">A </text:span><text:span text:style-name="Code_20_Inline"><text:span text:style-name="T1">list</text:span></text:span><text:span text:style-name="T1">, on the other hand, implements a doubly linked list. Inserting or erasing an element is simply a matter of inserting or deleting a node, which has no effect on iterators and references to other nodes. For all containers, if you erase a node that an iterator refers to, that iterator necessarily becomes invalid, just as a reference to the erased element must become invalid.</text:span></text:p>
      <text:p text:style-name="Body_20_Text_20_Cont"><text:span text:style-name="T1">In practical terms, you must take care when inserting and erasing elements. These functions often return iterators that you can use to help maintain your program’s logic. Listing 57-3 shows a function template, </text:span><text:span text:style-name="Code_20_Inline"><text:span text:style-name="T1">erase_unsorted</text:span></text:span><text:span text:style-name="T1">, which marches through a container and calls </text:span><text:span text:style-name="Code_20_Inline"><text:span text:style-name="T1">erase</text:span></text:span><text:span text:style-name="T1"> for any element that is </text:span><text:span text:style-name="T25">greater</text:span><text:span text:style-name="T1"> than the value that precedes it. It is a function template, and it works with any class that meets the requirements of a sequence container.</text:span></text:p>
      <text:p text:style-name="Code_20_Caption"><text:change-start text:change-id="ct93959983493600"/><text:span text:style-name="T6"><text:hidden-text text:condition="ooow:" text:string-value=".hh" text:is-hidden="true"/></text:span><text:change-end text:change-id="ct93959983493600"/><text:span text:style-name="T6">Listing</text:span><text:span text:style-name="T2"> </text:span><text:span text:style-name="T6">57-3.</text:span> Erasing Elements from a<text:span text:style-name="T1"> </text:span>Sequence Container</text:p>
      <text:p text:style-name="Code">template&lt;class Container&gt;</text:p>
      <text:p text:style-name="Code">void erase_<text:span text:style-name="T26">unsorted</text:span>(Container&amp; cont)</text:p>
      <text:p text:style-name="Code">{</text:p>
      <text:p text:style-name="Code"><text:span text:style-name="T16"><text:s text:c="2"/></text:span><text:span text:style-name="T26">auto</text:span> prev{cont.end()};</text:p>
      <text:p text:style-name="Code"><text:span text:style-name="T16"><text:s text:c="2"/></text:span><text:span text:style-name="T26">auto</text:span> <text:span text:style-name="T26">next</text:span>{cont.begin()};</text:p>
      <text:p text:style-name="Code"><text:span text:style-name="T16"><text:s text:c="2"/></text:span>while (<text:span text:style-name="T26">next </text:span>!= cont.end())</text:p>
      <text:p text:style-name="Code"><text:span text:style-name="T16"><text:s text:c="2"/></text:span>{</text:p>
      <text:p text:style-name="P3"><text:s text:c="4"/>// invariant: std::is_sorted(cont.begin(), prev);</text:p>
      <text:p text:style-name="Code"><text:span text:style-name="T16"><text:s text:c="4"/></text:span>if (prev != cont.end() and *<text:span text:style-name="T26">next</text:span> &lt; *<text:span text:style-name="T26">prev</text:span>)</text:p>
      <text:p text:style-name="Code"><text:span text:style-name="T16"><text:s text:c="6"/></text:span><text:span text:style-name="T26">next</text:span> = cont.erase(<text:span text:style-name="T26">next</text:span>);</text:p>
      <text:p text:style-name="Code"><text:span text:style-name="T16"><text:s text:c="4"/></text:span>else</text:p>
      <text:p text:style-name="Code"><text:span text:style-name="T16"><text:s text:c="4"/></text:span>{</text:p>
      <text:p text:style-name="Code"><text:span text:style-name="T16"><text:s text:c="6"/></text:span>prev = <text:span text:style-name="T26">next</text:span>;</text:p>
      <text:p text:style-name="Code"><text:span text:style-name="T16"><text:s text:c="6"/></text:span>++<text:span text:style-name="T26">next</text:span>;</text:p>
      <text:p text:style-name="Code"><text:span text:style-name="T16"><text:s text:c="4"/></text:span>}</text:p>
      <text:p text:style-name="Code"><text:span text:style-name="T16"><text:s text:c="2"/></text:span>}</text:p>
      <text:p text:style-name="Code"><text:soft-page-break/>}</text:p>
      <text:p text:style-name="Body_20_Text_20_Cont"><text:span text:style-name="T1">Notice how </text:span><text:span text:style-name="Code_20_Inline"><text:span text:style-name="T1">erase_less</text:span></text:span><text:span text:style-name="T1"> moves the iterator, </text:span><text:span text:style-name="Code_20_Inline"><text:span text:style-name="T1">iter</text:span></text:span><text:span text:style-name="T1">, through the container. The </text:span><text:span text:style-name="Code_20_Inline"><text:span text:style-name="T1">prev</text:span></text:span><text:span text:style-name="T1"> iterator refers to the previous item (or </text:span><text:span text:style-name="Code_20_Inline"><text:span text:style-name="T1">container.end()</text:span></text:span><text:span text:style-name="T1">, when the loop first begins and there is no previous item). As long as </text:span><text:span text:style-name="Code_20_Inline"><text:span text:style-name="T1">*prev</text:span></text:span><text:span text:style-name="T1"> is less than </text:span><text:span text:style-name="Code_20_Inline"><text:span text:style-name="T1">*iter</text:span></text:span><text:span text:style-name="T1">, the loop advances by setting </text:span><text:span text:style-name="Code_20_Inline"><text:span text:style-name="T1">prev</text:span></text:span><text:span text:style-name="T1"> to </text:span><text:span text:style-name="Code_20_Inline"><text:span text:style-name="T1">iter</text:span></text:span><text:span text:style-name="T1"> and incrementing </text:span><text:span text:style-name="Code_20_Inline"><text:span text:style-name="T1">iter</text:span></text:span><text:span text:style-name="T1">. If the container is in ascending order, nothing happens to it. If an item is out of place, however, </text:span><text:span text:style-name="Code_20_Inline"><text:span text:style-name="T1">*prev</text:span></text:span><text:span text:style-name="T1"> </text:span><text:span text:style-name="Code_20_Inline"><text:span text:style-name="T1">&lt;</text:span></text:span><text:span text:style-name="T1"> </text:span><text:span text:style-name="Code_20_Inline"><text:span text:style-name="T1">*iter</text:span></text:span><text:span text:style-name="T1"> is false, and the item at position </text:span><text:span text:style-name="Code_20_Inline"><text:span text:style-name="T1">iter</text:span></text:span><text:span text:style-name="T1"> is erased. The value that </text:span><text:span text:style-name="Code_20_Inline"><text:span text:style-name="T1">erase</text:span></text:span><text:span text:style-name="T1"> returns is an iterator that refers to the item that follows </text:span><text:span text:style-name="Code_20_Inline"><text:span text:style-name="T1">iter</text:span></text:span><text:span text:style-name="T1"> prior to its erasure. That’s exactly where we want </text:span><text:span text:style-name="Code_20_Inline"><text:span text:style-name="T1">iter</text:span></text:span><text:span text:style-name="T1"> to point, so we just set </text:span><text:span text:style-name="Code_20_Inline"><text:span text:style-name="T1">iter</text:span></text:span><text:span text:style-name="T1"> to the return value and let the loop continue.</text:span></text:p>
      <text:p text:style-name="Body_20_Text_20_Cont"><text:span text:style-name="Strong_20_Emphasis"><text:span text:style-name="T19">Write a test program to see that </text:span></text:span><text:span text:style-name="Code_20_Inline"><text:span text:style-name="T3">erase_less</text:span></text:span><text:span text:style-name="Strong_20_Emphasis"><text:span text:style-name="T19"> works with a </text:span></text:span><text:span text:style-name="Strong_20_Emphasis"><text:span text:style-name="T17">list</text:span></text:span><text:span text:style-name="Strong_20_Emphasis"><text:span text:style-name="T19"> and with a </text:span></text:span><text:span text:style-name="Strong_20_Emphasis"><text:span text:style-name="T17">vector</text:span></text:span><text:span text:style-name="Strong_20_Emphasis"><text:span text:style-name="T19">. Make sure it works with ascending data, descending data, and mixed data.</text:span></text:span><text:span text:style-name="T1"> Listing 57-4 shows my simple test program.</text:span></text:p>
      <text:p text:style-name="Code_20_Caption"><text:span text:style-name="T6">Listing</text:span><text:span text:style-name="T2"> </text:span><text:span text:style-name="T6">57-4.</text:span> Testing the <text:span text:style-name="Code_20_Inline"><text:span text:style-name="T14">erase_less</text:span></text:span> Function Template</text:p>
      <text:p text:style-name="Code">import &lt;algorithm&gt;;</text:p>
      <text:p text:style-name="Code">import &lt;iostream&gt;;</text:p>
      <text:p text:style-name="Code"><office:annotation office:name="__Annotation__4165_209002367" loext:resolved="false"><dc:creator>Michael Thomas</dc:creator><dc:date>2020-04-21T17:16:24.290000000</dc:date><text:p text:style-name="P14"><text:span text:style-name="T41">This is not recognized by Visual Studio.</text:span></text:p>
</office:annotation>import &lt;initializer_list&gt;;<office:annotation-end office:name="__Annotation__4165_209002367"/></text:p>
      <text:p text:style-name="Code">import &lt;iterator&gt;;</text:p>
      <text:p text:style-name="Code">import &lt;ranges&gt;;</text:p>
      <text:p text:style-name="Code">import &lt;vector&gt;;</text:p>
      <text:p text:style-name="Code"/>
      <text:p text:style-name="Code">import erase_unsorted; // Listing 57-3</text:p>
      <text:p text:style-name="Code"/>
      <text:p text:style-name="Code">/// Print items from a<text:span text:style-name="T1"> </text:span>container to the standard output.</text:p>
      <text:p text:style-name="Code">template&lt;class Container&gt;</text:p>
      <text:p text:style-name="Code"><office:annotation office:name="__Annotation__4166_209002367" loext:resolved="false"><dc:creator>Michael Thomas</dc:creator><dc:date>2020-04-21T17:17:46.760000000</dc:date><text:p text:style-name="P14"><text:span text:style-name="T41">Visual Studio does not support ranges.</text:span></text:p>
</office:annotation>requires std::ranges::range&lt;Container&gt;<office:annotation-end office:name="__Annotation__4166_209002367"/></text:p>
      <text:p text:style-name="Code">void print(std::string const&amp; label, Container const&amp; container)</text:p>
      <text:p text:style-name="Code">{</text:p>
      <text:p text:style-name="Code"><text:span text:style-name="T16"><text:s text:c="2"/></text:span>std::cout &lt;&lt; label;</text:p>
      <text:p text:style-name="P3"><text:s text:c="2"/>using value_type = std::ranges::range_value_t&lt;Container&gt;;</text:p>
      <text:p text:style-name="Code"><text:span text:style-name="T16"><text:s text:c="2"/></text:span>std::ranges::copy(container,</text:p>
      <text:p text:style-name="Code"><text:s text:c="7"/>std::ostream_iterator&lt;value_type&gt;(std::cout, " "));</text:p>
      <text:p text:style-name="Code"><text:span text:style-name="T16"><text:s text:c="2"/></text:span>std::cout &lt;&lt; '\n';</text:p>
      <text:p text:style-name="Code">}</text:p>
      <text:p text:style-name="Code"/>
      <text:p text:style-name="Code">/// Test erase_less by extracting integers from a<text:span text:style-name="T1"> </text:span>string into a<text:span text:style-name="T1"> </text:span>container</text:p>
      <text:p text:style-name="Code">/// and calling erase_less. Print the container before and after.</text:p>
      <text:p text:style-name="Code">/// Double-check that the same results obtain with a<text:span text:style-name="T1"> </text:span>list and a<text:span text:style-name="T1"> </text:span>vector.</text:p>
      <text:p text:style-name="Code">void test(std::<text:span text:style-name="T26">initializer_list&lt;int&gt;</text:span> <text:span text:style-name="T26">numbers</text:span>)</text:p>
      <text:p text:style-name="Code">{</text:p>
      <text:p text:style-name="Code"><text:span text:style-name="T16"><text:s text:c="2"/></text:span>std::<text:span text:style-name="T26">vector</text:span>&lt;int&gt; <text:span text:style-name="T26">data</text:span>{numbers};</text:p>
      <text:p text:style-name="Code"><text:span text:style-name="T16"><text:s text:c="2"/></text:span>erase_unsorted(<text:span text:style-name="T26">data</text:span>);</text:p>
      <text:p text:style-name="Code"><text:s text:c="2"/>if (not std::is_sorted(<text:span text:style-name="T26">data</text:span>.begin(), <text:span text:style-name="T26">data</text:span>.end()))</text:p>
      <text:p text:style-name="Code"><text:s text:c="6"/>print("FAILED", <text:span text:style-name="T26">data</text:span>);</text:p>
      <text:p text:style-name="Code"><text:soft-page-break/>}</text:p>
      <text:p text:style-name="Code"/>
      <text:p text:style-name="Code">int main()</text:p>
      <text:p text:style-name="Code">{</text:p>
      <text:p text:style-name="Code"><text:span text:style-name="T16"><text:s text:c="2"/></text:span>test({2, 3, 7, 11, 13, 17, 23, 29, 31, 37});</text:p>
      <text:p text:style-name="Code"><text:span text:style-name="T16"><text:s text:c="2"/></text:span>test({37, 31, 29, 23, 17, 13, 11, 7, 3, 2});</text:p>
      <text:p text:style-name="Code"><text:span text:style-name="T16"><text:s text:c="2"/></text:span>test({});</text:p>
      <text:p text:style-name="Code"><text:span text:style-name="T16"><text:s text:c="2"/></text:span>test({42});</text:p>
      <text:p text:style-name="Code"><text:span text:style-name="T16"><text:s text:c="2"/></text:span>test({10, 30, 20, 40, 0, 50});</text:p>
      <text:p text:style-name="Code">}</text:p>
      <text:p text:style-name="P1">The net effect of the erase_unsorted function is to leave the container in sorted order. So the test() function calls std::is_sorted to verify that the function is indeed sorted. If not, it prints a message and the list of numbers for debugging. The tests include number sequences that are in already in order, in reverse order, empty, contain a single item, and in mixed order.</text:p>
      <text:h text:style-name="Heading_20_1" text:outline-level="1"><text:bookmark-start text:name="seq3"/><text:bookmark-end text:name="it"/>Sequence Containers</text:h>
      <text:p text:style-name="Body_20_Text_20_First">In this book, the most common use of a<text:span text:style-name="T1"> </text:span>container has been to add items to the end of<text:span text:style-name="T1"> </text:span><text:span text:style-name="Code_20_Inline">vector</text:span>. A<text:span text:style-name="T1"> </text:span>program might then use standard algorithms to change the order, such as sorting into ascending order, shuffling into random order, etc. In addition to <text:span text:style-name="Code_20_Inline">vector</text:span>, the other sequence containers are <text:span text:style-name="Code_20_Inline">array</text:span>, <text:span text:style-name="Code_20_Inline">deque</text:span>, and <text:span text:style-name="Code_20_Inline">list</text:span>.</text:p>
      <text:p text:style-name="Body_20_Text_20_Cont"><text:span text:style-name="T1">The primary distinguishing feature of the sequence containers is their complexity characteristics. If you often have to insert and erase from the middle of the sequence, you probably want </text:span><text:span text:style-name="Code_20_Inline"><text:span text:style-name="T1">list</text:span></text:span><text:span text:style-name="T1">. If you have to insert and erase only off one end, use </text:span><text:span text:style-name="Code_20_Inline"><text:span text:style-name="T1">vector</text:span></text:span><text:span text:style-name="T1">. If the container’s size is a fixed, compile-time constant, use </text:span><text:span text:style-name="Code_20_Inline"><text:span text:style-name="T1">array</text:span></text:span><text:span text:style-name="T1">. If the elements of the sequence must be stored contiguously (in a single block of memory), use </text:span><text:span text:style-name="Code_20_Inline"><text:span text:style-name="T1">array</text:span></text:span><text:span text:style-name="T1"> or </text:span><text:span text:style-name="Code_20_Inline"><text:span text:style-name="T1">vector</text:span></text:span><text:span text:style-name="T1">.</text:span></text:p>
      <text:p text:style-name="Body_20_Text_20_Cont"><text:span text:style-name="T1">The following sections include some more details about each container type. Each section presents the same program for comparison. The program constructs a deck of playing cards then randomly selects a card for itself and a card for you. The card with the highest value wins. The program plays ten times then exits. The program plays without replacement—that is, it does not return used cards to the deck after each game.</text:span><text:span text:style-name="T4"> </text:span><text:span text:style-name="T1">In order to pick a random card, the programs use the </text:span><text:span text:style-name="Code_20_Inline"><text:span text:style-name="T1">randomint</text:span></text:span><text:span text:style-name="T1"> class, from Listing 4</text:span><text:change-start text:change-id="ct93959980875520"/><text:span text:style-name="T5">5</text:span><text:change-end text:change-id="ct93959980875520"/><text:change text:change-id="ct93959952668160"/><text:span text:style-name="T1">-5. Save the class definition in a file named </text:span><text:span text:style-name="Code_20_Inline"><text:span text:style-name="T1">randomint.hpp</text:span></text:span><text:span text:style-name="T1"> or download the file from the book’s web site. Listing 57-5 shows the </text:span><text:span text:style-name="Code_20_Inline"><text:span text:style-name="T1">card</text:span></text:span><text:span text:style-name="T1"> class, which the sample programs use. For the full class definition, download </text:span><text:span text:style-name="Code_20_Inline"><text:span text:style-name="T1">card.cpp</text:span></text:span><text:span text:style-name="T1"> from the book’s web site.</text:span></text:p>
      <text:p text:style-name="Code_20_Caption"><text:change-start text:change-id="ct93959964914032"/><text:soft-page-break/><text:span text:style-name="T6"><text:hidden-text text:condition="ooow:" text:string-value=".hh" text:is-hidden="true"/></text:span><text:change-end text:change-id="ct93959964914032"/><text:span text:style-name="T6">Listing</text:span><text:span text:style-name="T2"> </text:span><text:span text:style-name="T6">57-5.</text:span> The <text:span text:style-name="Code_20_Inline"><text:span text:style-name="T15">c</text:span></text:span><text:span text:style-name="Code_20_Inline"><text:span text:style-name="T14">ard</text:span></text:span> Class, to Represent a<text:span text:style-name="T1"> </text:span>Playing Card</text:p>
      <text:p text:style-name="Code">export module cards;</text:p>
      <text:p text:style-name="Code">import &lt;iosfwd&gt;;</text:p>
      <text:p text:style-name="Code"/>
      <text:p text:style-name="Code">/// Represent a<text:span text:style-name="T1"> </text:span>standard western playing card.</text:p>
      <text:p text:style-name="Code">export class card</text:p>
      <text:p text:style-name="Code">{</text:p>
      <text:p text:style-name="Code">public:</text:p>
      <text:p text:style-name="Code"><text:span text:style-name="T16"><text:s text:c="2"/></text:span><text:span text:style-name="T26">using suit =</text:span> char;</text:p>
      <text:p text:style-name="Code"><text:span text:style-name="T16"><text:s text:c="2"/></text:span>static constexpr suit const spades <text:s text:c="2"/>{4};</text:p>
      <text:p text:style-name="Code"><text:span text:style-name="T16"><text:s text:c="2"/></text:span>static constexpr suit const hearts <text:s text:c="2"/>{3};</text:p>
      <text:p text:style-name="Code"><text:span text:style-name="T16"><text:s text:c="2"/></text:span>static constexpr suit const clubs <text:s text:c="3"/>{2};</text:p>
      <text:p text:style-name="Code"><text:span text:style-name="T16"><text:s text:c="2"/></text:span>static constexpr suit const diamonds {1};</text:p>
      <text:p text:style-name="Code"/>
      <text:p text:style-name="Code"><text:span text:style-name="T16"><text:s text:c="2"/></text:span><text:span text:style-name="T26">using rank = </text:span>char;</text:p>
      <text:p text:style-name="Code"><text:span text:style-name="T16"><text:s text:c="2"/></text:span>static constexpr rank const ace <text:s text:c="2"/>{14};</text:p>
      <text:p text:style-name="Code"><text:span text:style-name="T16"><text:s text:c="2"/></text:span>static constexpr rank const king <text:s/>{13};</text:p>
      <text:p text:style-name="Code"><text:span text:style-name="T16"><text:s text:c="2"/></text:span>static constexpr rank const queen {12};</text:p>
      <text:p text:style-name="Code"><text:span text:style-name="T16"><text:s text:c="2"/></text:span>static constexpr rank const jack <text:s/>{11};</text:p>
      <text:p text:style-name="Code"/>
      <text:p text:style-name="Code"><text:span text:style-name="T16"><text:s text:c="2"/>constexpr </text:span>card() : rank_{0}, suit_{0} {}</text:p>
      <text:p text:style-name="Code"><text:span text:style-name="T16"><text:s text:c="2"/>constexpr </text:span>card(rank r, suit s) : rank_{r}, suit_{s} {}</text:p>
      <text:p text:style-name="Code"/>
      <text:p text:style-name="Code"><text:span text:style-name="T16"><text:s text:c="2"/>constexpr </text:span>void assign(rank r, suit s);</text:p>
      <text:p text:style-name="Code"><text:span text:style-name="T16"><text:s text:c="2"/>constexpr </text:span>suit get_suit() const { return suit_; }</text:p>
      <text:p text:style-name="Code"><text:span text:style-name="T16"><text:s text:c="2"/>constexpr </text:span>rank get_rank() const { return rank_; }</text:p>
      <text:p text:style-name="Code">private:</text:p>
      <text:p text:style-name="Code"><text:span text:style-name="T16"><text:s text:c="2"/></text:span>rank rank_;</text:p>
      <text:p text:style-name="Code"><text:span text:style-name="T16"><text:s text:c="2"/></text:span>suit suit_;</text:p>
      <text:p text:style-name="Code">};</text:p>
      <text:p text:style-name="Code"/>
      <text:p text:style-name="Code">export bool operator==(card a, card b);</text:p>
      <text:p text:style-name="Code">export bool operator!=(card a, card b);</text:p>
      <text:p text:style-name="Code">export std::ostream&amp; operator&lt;&lt;(std::ostream&amp; out, card c);</text:p>
      <text:p text:style-name="Code">export std::istream&amp; operator&gt;&gt;(std::istream&amp; in, card&amp; c);</text:p>
      <text:p text:style-name="Code"/>
      <text:p text:style-name="Code">/// In some games, Aces are high. In other Aces are low. Use different</text:p>
      <text:p text:style-name="Code">/// comparison functors depending on the game.</text:p>
      <text:p text:style-name="Code">export bool acehigh_less(card a, card b);</text:p>
      <text:p text:style-name="Code">export bool acelow_less(card a, card b);</text:p>
      <text:p text:style-name="Code"/>
      <text:p text:style-name="Code">/// Generate successive playing cards, in a<text:span text:style-name="T1"> </text:span>well-defined order,</text:p>
      <text:p text:style-name="Code">/// namely, 2-10, J, Q, K, A. Diamonds first, then Clubs, Hearts, and Spades.</text:p>
      <text:p text:style-name="Code">/// Roll-over and start at the beginning again after generating 52 cards.</text:p>
      <text:p text:style-name="Code"><text:change-start text:change-id="ct93959908670832"/><text:span text:style-name="T39">ex</text:span><text:change-end text:change-id="ct93959908670832"/><text:change-start text:change-id="ct93959957699776"/><text:span text:style-name="T39">port </text:span><text:change-end text:change-id="ct93959957699776"/>class card_generator</text:p>
      <text:p text:style-name="Code">{</text:p>
      <text:p text:style-name="Code">public:</text:p>
      <text:p text:style-name="Code"><text:span text:style-name="T16"><text:s text:c="2"/></text:span>card_generator();</text:p>
      <text:p text:style-name="Code"><text:span text:style-name="T16"><text:s text:c="2"/></text:span>card operator()();</text:p>
      <text:p text:style-name="Code">private:</text:p>
      <text:p text:style-name="Code"><text:span text:style-name="T16"><text:s text:c="2"/></text:span>card card_;</text:p>
      <text:p text:style-name="Code"><text:soft-page-break/>};</text:p>
      <text:h text:style-name="Heading_20_2" text:outline-level="2"><text:bookmark-start text:name="arr"/><text:bookmark-end text:name="seq3"/>The array Class Template</text:h>
      <text:p text:style-name="Body_20_Text_20_First">The <text:span text:style-name="Code_20_Inline">array</text:span> type is a<text:span text:style-name="T1"> </text:span>fixed-size container, so you cannot call <text:span text:style-name="Code_20_Inline">insert</text:span> or <text:span text:style-name="Code_20_Inline">erase</text:span>. To use <text:span text:style-name="Code_20_Inline">array</text:span>, specify a<text:span text:style-name="T1"> </text:span>base type and a<text:span text:style-name="T1"> </text:span>size as a<text:span text:style-name="T1"> </text:span>compile-time constant expression, as shown in the following:</text:p>
      <text:p text:style-name="Code">std::array&lt;double, 5&gt; five_elements;</text:p>
      <text:p text:style-name="Body_20_Text_20_Cont">If you initialize an array with fewer values than the array size, remaining values are initialized to zero. If you omit the initializer altogether, the compiler calls the default initializer if the value type is a class type; otherwise it leaves the array elements uninitialized. Because an array cannot change size, you can’t simply erase the cards after playing. In order to keep the code simple, the program returns cards to the deck after each game. Listing 57-6 shows the high-card program with replacement.</text:p>
      <text:p text:style-name="Code_20_Caption"><text:span text:style-name="T6">Listing</text:span><text:span text:style-name="T2"> </text:span><text:span text:style-name="T6">57-6.</text:span> Playing High-Card with <text:span text:style-name="Code_20_Inline"><text:span text:style-name="T14">array</text:span></text:span></text:p>
      <text:p text:style-name="Code">import &lt;algorithm&gt;;</text:p>
      <text:p text:style-name="Code">import &lt;array&gt;;</text:p>
      <text:p text:style-name="Code">import &lt;iostream&gt;;</text:p>
      <text:p text:style-name="Code"/>
      <text:p text:style-name="Code">import card;</text:p>
      <text:p text:style-name="Code">import randomint; // Listing 45-5</text:p>
      <text:p text:style-name="Code"/>
      <text:p text:style-name="Code">int main()</text:p>
      <text:p text:style-name="Code">{</text:p>
      <text:p text:style-name="Code"><text:span text:style-name="T16"><text:s text:c="2"/></text:span>std::array&lt;card, 52&gt; deck;</text:p>
      <text:p text:style-name="Code"><text:span text:style-name="T16"><text:s text:c="2"/></text:span>std::ranges::generate(deck, card_generator{});</text:p>
      <text:p text:style-name="Code"/>
      <text:p text:style-name="Code"><text:span text:style-name="T16"><text:s text:c="2"/></text:span>randomint picker{0, deck.size() - 1};</text:p>
      <text:p text:style-name="Code"><text:span text:style-name="T16"><text:s text:c="2"/></text:span>for (int i{0}; i != 10; ++i)</text:p>
      <text:p text:style-name="Code"><text:span text:style-name="T16"><text:s text:c="2"/></text:span>{</text:p>
      <text:p text:style-name="Code"><text:span text:style-name="T16"><text:s text:c="4"/></text:span>card const&amp; computer_card{deck.at(picker())};</text:p>
      <text:p text:style-name="Code"><text:span text:style-name="T16"><text:s text:c="4"/></text:span>std::cout &lt;&lt; "I picked " &lt;&lt; computer_card &lt;&lt; '\n';</text:p>
      <text:p text:style-name="Code"/>
      <text:p text:style-name="Code"><text:span text:style-name="T16"><text:s text:c="4"/></text:span>card const&amp; user_card{deck.at(picker())};</text:p>
      <text:p text:style-name="Code"><text:span text:style-name="T16"><text:s text:c="4"/></text:span>std::cout &lt;&lt; "You picked " &lt;&lt; user_card &lt;&lt; '\n';</text:p>
      <text:p text:style-name="Code"/>
      <text:p text:style-name="Code"><text:span text:style-name="T16"><text:s text:c="4"/></text:span>if (acehigh_less(computer_card, user_card))</text:p>
      <text:p text:style-name="Code"><text:span text:style-name="T16"><text:s text:c="6"/></text:span>std::cout &lt;&lt; "You win.\n";</text:p>
      <text:p text:style-name="Code"><text:span text:style-name="T16"><text:s text:c="4"/></text:span>else</text:p>
      <text:p text:style-name="Code"><text:span text:style-name="T16"><text:s text:c="6"/></text:span>std::cout &lt;&lt; "I win.\n";</text:p>
      <text:p text:style-name="Code"><text:span text:style-name="T16"><text:s text:c="2"/></text:span>}</text:p>
      <text:p text:style-name="Code">}</text:p>
      <text:h text:style-name="Heading_20_2" text:outline-level="2"><text:bookmark-start text:name="deq"/><text:bookmark-end text:name="arr"/><text:soft-page-break/>The deque Class Template</text:h>
      <text:p text:style-name="Body_20_Text_20_First">A <text:span text:style-name="Code_20_Inline">deque</text:span> (pronounced “deck”) represents a<text:span text:style-name="T1"> </text:span>double-ended queue. Insertion and erasure from the beginning or the end is fast, but the complexity is linear<text:span text:style-name="T1">,</text:span> if you <text:span text:style-name="T1">have</text:span> to insert or erase anywhere else. Most of the time, you can use <text:span text:style-name="Code_20_Inline">deque</text:span> the same way you would use a<text:span text:style-name="Code_20_Inline">vector</text:span>, so <text:span text:style-name="Strong_20_Emphasis"><text:span text:style-name="T18">apply your experience with </text:span></text:span><text:span text:style-name="Code_20_Inline"><text:span text:style-name="T22">vector</text:span></text:span><text:span text:style-name="Strong_20_Emphasis"><text:span text:style-name="T18"> to write the high-card program</text:span></text:span><text:span text:style-name="T21">.</text:span> Play without replacement: that is, after each game<text:span text:style-name="T1">, </text:span>discard the two cards by erasing them from the container. Listing<text:span text:style-name="T1"> </text:span>57-7 shows how I<text:span text:style-name="T1"> </text:span>wrote the high-card program using a<text:span text:style-name="T1"> </text:span><text:span text:style-name="Code_20_Inline">deque</text:span>.</text:p>
      <text:p text:style-name="Code_20_Caption"><text:span text:style-name="T6">Listing</text:span><text:span text:style-name="T2"> </text:span><text:span text:style-name="T6">57-7.</text:span> Playing High-Card with a<text:span text:style-name="T1"> </text:span><text:span text:style-name="Code_20_Inline"><text:span text:style-name="T14">deque</text:span></text:span></text:p>
      <text:p text:style-name="Code">import &lt;algorithm&gt;;</text:p>
      <text:p text:style-name="Code">import &lt;deque&gt;;</text:p>
      <text:p text:style-name="Code">import &lt;iostream&gt;;</text:p>
      <text:p text:style-name="Code"/>
      <text:p text:style-name="Code">import card;</text:p>
      <text:p text:style-name="Code">import randomint;</text:p>
      <text:p text:style-name="Code"/>
      <text:p text:style-name="Code">int main()</text:p>
      <text:p text:style-name="Code">{</text:p>
      <text:p text:style-name="Code"><text:span text:style-name="T16"><text:s text:c="2"/></text:span>std::deque&lt;card&gt; deck(52);</text:p>
      <text:p text:style-name="Code"><text:span text:style-name="T16"><text:s text:c="2"/></text:span>std::ranges::generate(deck, card_generator{});</text:p>
      <text:p text:style-name="P3"/>
      <text:p text:style-name="Code"><text:span text:style-name="T16"><text:s text:c="2"/></text:span>for (int i{0}; i != 10; ++i)</text:p>
      <text:p text:style-name="Code"><text:span text:style-name="T16"><text:s text:c="2"/></text:span>{</text:p>
      <text:p text:style-name="Code"><text:span text:style-name="T16"><text:s text:c="4"/></text:span><text:span text:style-name="T26">auto</text:span> pick{deck.begin() + randomint{0, deck.size()-1}()};</text:p>
      <text:p text:style-name="Code"><text:span text:style-name="T16"><text:s text:c="4"/></text:span>card computer_card{*pick};</text:p>
      <text:p text:style-name="Code"><text:span text:style-name="T16"><text:s text:c="4"/></text:span>deck.erase(pick);</text:p>
      <text:p text:style-name="P3"/>
      <text:p text:style-name="Code"><text:span text:style-name="T16"><text:s text:c="4"/></text:span>std::cout &lt;&lt; "I picked " &lt;&lt; computer_card &lt;&lt; '\n';</text:p>
      <text:p text:style-name="Code"/>
      <text:p text:style-name="Code"><text:span text:style-name="T16"><text:s text:c="4"/></text:span>pick = deck.begin() + randomint{0, deck.size() - 1}();</text:p>
      <text:p text:style-name="Code"><text:span text:style-name="T16"><text:s text:c="4"/></text:span>card user_card{*pick};</text:p>
      <text:p text:style-name="Code"><text:span text:style-name="T16"><text:s text:c="4"/></text:span>deck.erase(pick);</text:p>
      <text:p text:style-name="P3"/>
      <text:p text:style-name="Code"><text:span text:style-name="T16"><text:s text:c="4"/></text:span>std::cout &lt;&lt; "You picked " &lt;&lt; user_card &lt;&lt; '\n';</text:p>
      <text:p text:style-name="Code"/>
      <text:p text:style-name="Code"><text:span text:style-name="T16"><text:s text:c="4"/></text:span>if (acehigh_less(computer_card, user_card))</text:p>
      <text:p text:style-name="Code"><text:span text:style-name="T16"><text:s text:c="6"/></text:span>std::cout &lt;&lt; "You win.\n";</text:p>
      <text:p text:style-name="Code"><text:span text:style-name="T16"><text:s text:c="4"/></text:span>else</text:p>
      <text:p text:style-name="Code"><text:span text:style-name="T16"><text:s text:c="6"/></text:span>std::cout &lt;&lt; "I win.\n";</text:p>
      <text:p text:style-name="Code"><text:span text:style-name="T16"><text:s text:c="2"/></text:span>}</text:p>
      <text:p text:style-name="Code">}</text:p>
      <text:h text:style-name="Heading_20_2" text:outline-level="2"><text:bookmark-start text:name="list"/><text:bookmark-end text:name="deq"/><text:soft-page-break/>The list Class Template</text:h>
      <text:p text:style-name="Body_20_Text_20_First">A <text:span text:style-name="Code_20_Inline">list</text:span> represents a<text:span text:style-name="T1"> </text:span>doubly linked list. Insertion and erasure is fast at any point in the list, but random access is not supported. Thus, the high-card program uses iterators and the <text:span text:style-name="Code_20_Inline">advance</text:span> function (Exploration 46). <text:span text:style-name="Strong_20_Emphasis"><text:span text:style-name="T18">Write the high-card program to use </text:span></text:span><text:span text:style-name="Code_20_Inline"><text:span text:style-name="T23">list</text:span></text:span><text:span text:style-name="Strong_20_Emphasis"><text:span text:style-name="T18">.</text:span></text:span> Compare your solution with that of mine in Listing<text:span text:style-name="T1"> </text:span>57-8.</text:p>
      <text:p text:style-name="Code_20_Caption"><text:span text:style-name="T6">Listing</text:span><text:span text:style-name="T2"> </text:span><text:span text:style-name="T6">57-8.</text:span> Playing High-Card with a<text:span text:style-name="T1"> </text:span><text:span text:style-name="Code_20_Inline"><text:span text:style-name="T14">list</text:span></text:span></text:p>
      <text:p text:style-name="Code">import &lt;algorithm&gt;;</text:p>
      <text:p text:style-name="Code">import &lt;iostream&gt;;</text:p>
      <text:p text:style-name="Code">import &lt;list&gt;;</text:p>
      <text:p text:style-name="Code"/>
      <text:p text:style-name="Code">import card;</text:p>
      <text:p text:style-name="Code">import randomint;</text:p>
      <text:p text:style-name="Code"/>
      <text:p text:style-name="Code">int main()</text:p>
      <text:p text:style-name="Code">{</text:p>
      <text:p text:style-name="Code"><text:span text:style-name="T16"><text:s text:c="2"/></text:span>std::list&lt;card&gt; deck(52);</text:p>
      <text:p text:style-name="Code"><text:span text:style-name="T16"><text:s text:c="2"/></text:span>std::ranges::generate(deck, card_generator{});</text:p>
      <text:p text:style-name="P3"/>
      <text:p text:style-name="Code"><text:span text:style-name="T16"><text:s text:c="2"/></text:span>for (int i{0}; i != 10; ++i)</text:p>
      <text:p text:style-name="Code"><text:span text:style-name="T16"><text:s text:c="2"/></text:span>{</text:p>
      <text:p text:style-name="Code"><text:span text:style-name="T16"><text:s text:c="4"/></text:span><text:span text:style-name="T26">auto</text:span> pick{deck.begin()};</text:p>
      <text:p text:style-name="Code"><text:span text:style-name="T16"><text:s text:c="4"/></text:span>std::advance(pick, randomint{0, deck.size() - 1}());</text:p>
      <text:p text:style-name="Code"><text:span text:style-name="T16"><text:s text:c="4"/></text:span>card computer_card{*pick};</text:p>
      <text:p text:style-name="Code"><text:span text:style-name="T16"><text:s text:c="4"/></text:span>deck.erase(pick);</text:p>
      <text:p text:style-name="P3"/>
      <text:p text:style-name="Code"><text:span text:style-name="T16"><text:s text:c="4"/></text:span>std::cout &lt;&lt; "I picked " &lt;&lt; computer_card &lt;&lt; '\n';</text:p>
      <text:p text:style-name="Code"/>
      <text:p text:style-name="Code"><text:span text:style-name="T16"><text:s text:c="4"/></text:span>pick = std::next(deck.begin(), randomint{0, deck.size() - 1}());</text:p>
      <text:p text:style-name="Code"><text:span text:style-name="T16"><text:s text:c="4"/></text:span>card user_card{*pick};</text:p>
      <text:p text:style-name="Code"><text:span text:style-name="T16"><text:s text:c="4"/></text:span>deck.erase(pick);</text:p>
      <text:p text:style-name="P3"/>
      <text:p text:style-name="Code"><text:span text:style-name="T16"><text:s text:c="4"/></text:span>std::cout &lt;&lt; "You picked " &lt;&lt; user_card &lt;&lt; '\n';</text:p>
      <text:p text:style-name="Code"/>
      <text:p text:style-name="Code"><text:span text:style-name="T16"><text:s text:c="4"/></text:span>if (acehigh_less(computer_card, user_card))</text:p>
      <text:p text:style-name="Code"><text:span text:style-name="T16"><text:s text:c="6"/></text:span>std::cout &lt;&lt; "You win.\n";</text:p>
      <text:p text:style-name="Code"><text:span text:style-name="T16"><text:s text:c="4"/></text:span>else</text:p>
      <text:p text:style-name="Code"><text:span text:style-name="T16"><text:s text:c="6"/></text:span>std::cout &lt;&lt; "I win.\n";</text:p>
      <text:p text:style-name="Code"><text:span text:style-name="T16"><text:s text:c="2"/></text:span>}</text:p>
      <text:p text:style-name="Code">}</text:p>
      <text:p text:style-name="Body_20_Text_20_Cont"><text:span text:style-name="T1">The </text:span><text:span text:style-name="Code_20_Inline"><text:span text:style-name="T1">deque</text:span></text:span><text:span text:style-name="T1"> type supports random access iterators, so it could add an integer to </text:span><text:span text:style-name="Code_20_Inline"><text:span text:style-name="T1">begin()</text:span></text:span><text:span text:style-name="T1"> to pick a card. But </text:span><text:span text:style-name="Code_20_Inline"><text:span text:style-name="T1">list</text:span></text:span><text:span text:style-name="T1"> uses bidirectional iterators, so it must call </text:span><text:span text:style-name="Code_20_Inline"><text:span text:style-name="T1">advance()</text:span></text:span><text:span text:style-name="T1"> or </text:span><text:span text:style-name="Code_20_Inline"><text:span text:style-name="T1">next()</text:span></text:span><text:span text:style-name="T1">; Listing 57-8 demonstrates both. Note that you can call </text:span><text:span text:style-name="Code_20_Inline"><text:span text:style-name="T1">advance()</text:span></text:span><text:span text:style-name="T1"> or </text:span><text:span text:style-name="Code_20_Inline"><text:span text:style-name="T1">next()</text:span></text:span><text:span text:style-name="T1"> for </text:span><text:span text:style-name="Code_20_Inline"><text:span text:style-name="T1">deque</text:span></text:span><text:span text:style-name="T1">s, too, and the implementation would still use addition.</text:span></text:p>
      <text:h text:style-name="Heading_20_2" text:outline-level="2"><text:bookmark-start text:name="vector"/><text:bookmark-end text:name="list"/><text:soft-page-break/>The vector Class Template</text:h>
      <text:p text:style-name="Body_20_Text_20_First">A <text:span text:style-name="Code_20_Inline">vector</text:span> is an array that can change size at runtime. Appending to the end or erasing from the end is fast, but complexity is linear when inserting or erasing anywhere else in the vector. <text:span text:style-name="Strong_20_Emphasis"><text:span text:style-name="T18">Compare </text:span></text:span><text:span text:style-name="Code_20_Inline"><text:span text:style-name="T23">deque</text:span></text:span><text:span text:style-name="Strong_20_Emphasis"><text:span text:style-name="T18"> and </text:span></text:span><text:span text:style-name="Code_20_Inline"><text:span text:style-name="T22">list</text:span></text:span><text:span text:style-name="Strong_20_Emphasis"><text:span text:style-name="T18"> versions of the high-card program. Pick the one you prefer and modify it to work with </text:span></text:span><text:span text:style-name="Code_20_Inline"><text:span text:style-name="T22">vector</text:span></text:span><text:span text:style-name="Strong_20_Emphasis"><text:span text:style-name="T18">.</text:span></text:span> My version of the program is displayed in Listing<text:span text:style-name="T1"> </text:span>57-9.</text:p>
      <text:p text:style-name="Code_20_Caption"><text:span text:style-name="T6">Listing</text:span><text:span text:style-name="T2"> </text:span><text:span text:style-name="T6">57-9.</text:span> Playing High-Card with <text:span text:style-name="Code_20_Inline"><text:span text:style-name="T14">vector</text:span></text:span></text:p>
      <text:p text:style-name="Code">import &lt;algorithm&gt;;</text:p>
      <text:p text:style-name="Code">import &lt;iostream&gt;;</text:p>
      <text:p text:style-name="Code">import &lt;vector&gt;;</text:p>
      <text:p text:style-name="Code"/>
      <text:p text:style-name="Code">import card;</text:p>
      <text:p text:style-name="Code">import randomint;</text:p>
      <text:p text:style-name="Code"/>
      <text:p text:style-name="Code">int main()</text:p>
      <text:p text:style-name="Code">{</text:p>
      <text:p text:style-name="Code"><text:span text:style-name="T16"><text:s text:c="2"/></text:span>std::vector&lt;card&gt; deck(52);</text:p>
      <text:p text:style-name="Code"><text:span text:style-name="T16"><text:s text:c="2"/></text:span>std::ranges::generate(deck, card_generator{});</text:p>
      <text:p text:style-name="P3"/>
      <text:p text:style-name="Code"><text:span text:style-name="T16"><text:s text:c="2"/></text:span>for (int i{0}; i != 10; ++i)</text:p>
      <text:p text:style-name="Code"><text:span text:style-name="T16"><text:s text:c="2"/></text:span>{</text:p>
      <text:p text:style-name="Code"><text:span text:style-name="T16"><text:s text:c="4"/></text:span><text:span text:style-name="T26">auto</text:span> pick{deck.begin() + randomint{0, deck.size()-1}()};</text:p>
      <text:p text:style-name="Code"><text:span text:style-name="T16"><text:s text:c="4"/></text:span>card computer_card{*pick};</text:p>
      <text:p text:style-name="Code"><text:span text:style-name="T16"><text:s text:c="4"/></text:span>deck.erase(pick);</text:p>
      <text:p text:style-name="P3"/>
      <text:p text:style-name="Code"><text:span text:style-name="T16"><text:s text:c="4"/></text:span>std::cout &lt;&lt; "I picked " &lt;&lt; computer_card &lt;&lt; '\n';</text:p>
      <text:p text:style-name="Code"/>
      <text:p text:style-name="Code"><text:span text:style-name="T16"><text:s text:c="4"/></text:span>pick = deck.begin() + randomint{0, deck.size() - 1}();</text:p>
      <text:p text:style-name="Code"><text:span text:style-name="T16"><text:s text:c="4"/></text:span>card user_card{*pick};</text:p>
      <text:p text:style-name="Code"><text:span text:style-name="T16"><text:s text:c="4"/></text:span>deck.erase(pick);</text:p>
      <text:p text:style-name="P3"/>
      <text:p text:style-name="Code"><text:span text:style-name="T16"><text:s text:c="4"/></text:span>std::cout &lt;&lt; "You picked " &lt;&lt; user_card &lt;&lt; '\n';</text:p>
      <text:p text:style-name="Code"/>
      <text:p text:style-name="Code"><text:span text:style-name="T16"><text:s text:c="4"/></text:span>if (acehigh_less(computer_card, user_card))</text:p>
      <text:p text:style-name="Code"><text:span text:style-name="T16"><text:s text:c="6"/></text:span>std::cout &lt;&lt; "You win.\n";</text:p>
      <text:p text:style-name="Code"><text:span text:style-name="T16"><text:s text:c="4"/></text:span>else</text:p>
      <text:p text:style-name="Code"><text:span text:style-name="T16"><text:s text:c="6"/></text:span>std::cout &lt;&lt; "I win.\n";</text:p>
      <text:p text:style-name="Code"><text:span text:style-name="T16"><text:s text:c="2"/></text:span>}</text:p>
      <text:p text:style-name="Code">}</text:p>
      <text:p text:style-name="Body_20_Text_20_Cont"><text:span text:style-name="T1">Notice how you can change the program to use </text:span><text:span text:style-name="Code_20_Inline"><text:span text:style-name="T1">vector</text:span></text:span><text:span text:style-name="T1"> instead of </text:span><text:span text:style-name="Code_20_Inline"><text:span text:style-name="T1">deque</text:span></text:span><text:span text:style-name="T1">, just by changing the type names. Their usage is quite similar. One key difference is that </text:span><text:span text:style-name="Code_20_Inline"><text:span text:style-name="T1">deque</text:span></text:span><text:span text:style-name="T1"> offers fast (constant complexity) insertion at the beginning of the container, something </text:span><text:soft-page-break/><text:span text:style-name="T1">that </text:span><text:span text:style-name="Code_20_Inline"><text:span text:style-name="T1">vector</text:span></text:span><text:span text:style-name="T1"> lacks. The other key difference is that </text:span><text:span text:style-name="Code_20_Inline"><text:span text:style-name="T1">vector</text:span></text:span><text:span text:style-name="T1"> supports contiguous iterators, and </text:span><text:span text:style-name="T25">deque uses random-access iterators</text:span><text:span text:style-name="T1">. Neither of these factors matters here</text:span><text:bookmark-end text:name="vector"/><text:span text:style-name="T1">.</text:span></text:p>
      <text:h text:style-name="Heading_20_1" text:outline-level="1"><text:bookmark-start text:name="ass3"/>Associative Containers</text:h>
      <text:p text:style-name="Body_20_Text_20_First">The associative containers offer rapid insertion, deletion, and lookup<text:span text:style-name="T1">,</text:span> by controlling the order of elements in the container. The ordered associative containers store elements in a<text:span text:style-name="T1"> </text:span>tree, ordered by a<text:span text:style-name="T1"> </text:span>comparison functor (default is <text:span text:style-name="Code_20_Inline">std::less</text:span>, which uses <text:span text:style-name="Code_20_Inline">&lt;</text:span>), so insertion, erasure, and lookup occur with logarithmic complexity. The unordered containers use hash tables (according to a<text:span text:style-name="T1"> </text:span>caller-supplied hash functor and equality functor) for access with constant complexity in the average case, but with a<text:span text:style-name="T1"> </text:span>linear worst-case complexity. Consult any textbook on data structures and algorithms for more information regarding trees and hash tables.</text:p>
      <text:p text:style-name="Body_20_Text_20_Cont"><text:span text:style-name="T1">Sets store keys, and maps store key/value pairs. Multisets and multimaps allow duplicate keys. All equivalent keys are stored at adjacent locations in the container. Plain sets and maps require unique keys. If you try to insert a key that is already in the container, the new key is not inserted. Remember that equivalence in an ordered container is determined solely by calling the comparison functor: </text:span><text:span text:style-name="Code_20_Inline"><text:span text:style-name="T1">compare(a,</text:span></text:span><text:span text:style-name="T1"> </text:span><text:span text:style-name="Code_20_Inline"><text:span text:style-name="T1">b)</text:span></text:span><text:span text:style-name="T1"> is false, and </text:span><text:span text:style-name="Code_20_Inline"><text:span text:style-name="T1">compare(b,</text:span></text:span><text:span text:style-name="T1"> </text:span><text:span text:style-name="Code_20_Inline"><text:span text:style-name="T1">a)</text:span></text:span><text:span text:style-name="T1"> is false means </text:span><text:span text:style-name="Code_20_Inline"><text:span text:style-name="T1">a</text:span></text:span><text:span text:style-name="T1"> and </text:span><text:span text:style-name="Code_20_Inline"><text:span text:style-name="T1">b</text:span></text:span><text:span text:style-name="T1"> are equivalent.</text:span></text:p>
      <text:p text:style-name="Body_20_Text_20_Cont"><text:span text:style-name="T1">Unordered containers call their equality functor to determine whether a key is a duplicate. The default is </text:span><text:span text:style-name="Code_20_Inline"><text:span text:style-name="T1">std::equal_to</text:span></text:span><text:span text:style-name="T1"> (declared in </text:span><text:span text:style-name="Code_20_Inline"><text:span text:style-name="T1">&lt;functional&gt;</text:span></text:span><text:span text:style-name="T1">), which uses the </text:span><text:span text:style-name="Code_20_Inline"><text:span text:style-name="T1">==</text:span></text:span><text:span text:style-name="T1"> operator.</text:span></text:p>
      <text:p text:style-name="Body_20_Text_20_Cont"><text:span text:style-name="T1">Because associative arrays store keys in an order that depends on the keys’ contents, you cannot modify the contents of a key that is stored in an associative container. This means you cannot use an associative container’s iterators as output iterators. Thus, if you want to implement the high-card program using an associative container, you can use the </text:span><text:span text:style-name="Code_20_Inline"><text:span text:style-name="T1">inserter</text:span></text:span><text:span text:style-name="T1"> function to create an output iterator that fills the container. Listing 57-10 shows how to use </text:span><text:span text:style-name="Code_20_Inline"><text:span text:style-name="T1">set</text:span></text:span><text:span text:style-name="T1"> to implement the high-card program.</text:span></text:p>
      <text:p text:style-name="Code_20_Caption"><text:span text:style-name="T6">Listing</text:span><text:span text:style-name="T2"> </text:span><text:span text:style-name="T6">57-10.</text:span> Playing High-Card with<text:span text:style-name="T1"> </text:span><text:span text:style-name="Code_20_Inline"><text:span text:style-name="T14">set</text:span></text:span></text:p>
      <text:p text:style-name="Code">import &lt;algorithm&gt;;</text:p>
      <text:p text:style-name="Code">import &lt;iostream&gt;;</text:p>
      <text:p text:style-name="Code">import &lt;iterator&gt;;</text:p>
      <text:p text:style-name="Code">import &lt;set&gt;;</text:p>
      <text:p text:style-name="Code">import &lt;utility&gt;;</text:p>
      <text:p text:style-name="Code"/>
      <text:p text:style-name="Code">import card;</text:p>
      <text:p text:style-name="Code"><text:soft-page-break/>import randomint;</text:p>
      <text:p text:style-name="Code"/>
      <text:p text:style-name="Code">int main()</text:p>
      <text:p text:style-name="Code">{</text:p>
      <text:p text:style-name="Code"><text:span text:style-name="T16"><text:s text:c="2"/></text:span><text:span text:style-name="T26">using cardset =</text:span> std::set&lt;card, std::function&lt;bool(card, card)&gt;&gt;;</text:p>
      <text:p text:style-name="Code"><text:span text:style-name="T16"><text:s text:c="2"/></text:span>cardset deck(acehigh_less);</text:p>
      <text:p text:style-name="Code"><text:span text:style-name="T16"><text:s text:c="2"/></text:span>std::generate_n(std::inserter(deck, deck.begin()), 52, card_generator{});</text:p>
      <text:p text:style-name="P3"/>
      <text:p text:style-name="Code"><text:span text:style-name="T16"><text:s text:c="2"/></text:span>for (int i{0}; i != 10; ++i)</text:p>
      <text:p text:style-name="Code"><text:span text:style-name="T16"><text:s text:c="2"/></text:span>{</text:p>
      <text:p text:style-name="Code"><text:span text:style-name="T16"><text:s text:c="4"/></text:span><text:span text:style-name="T26">auto</text:span> pick{deck.begin()};</text:p>
      <text:p text:style-name="Code"><text:span text:style-name="T16"><text:s text:c="4"/></text:span>std::advance(pick, randomint{0, deck.size() - 1}());</text:p>
      <text:p text:style-name="Code"><text:span text:style-name="T16"><text:s text:c="4"/></text:span>card computer_card{*pick};</text:p>
      <text:p text:style-name="Code"><text:span text:style-name="T16"><text:s text:c="4"/></text:span>deck.erase(pick);</text:p>
      <text:p text:style-name="P3"/>
      <text:p text:style-name="Code"><text:span text:style-name="T16"><text:s text:c="4"/></text:span>std::cout &lt;&lt; "I picked " &lt;&lt; computer_card &lt;&lt; '\n';</text:p>
      <text:p text:style-name="Code"/>
      <text:p text:style-name="Code"><text:span text:style-name="T16"><text:s text:c="4"/></text:span>pick = deck.begin();</text:p>
      <text:p text:style-name="Code"><text:span text:style-name="T16"><text:s text:c="4"/></text:span>std::advance(pick, randomint{0, deck.size() - 1}());</text:p>
      <text:p text:style-name="Code"><text:span text:style-name="T16"><text:s text:c="4"/></text:span>card user_card{*pick};</text:p>
      <text:p text:style-name="Code"><text:span text:style-name="T16"><text:s text:c="4"/></text:span>deck.erase(pick);</text:p>
      <text:p text:style-name="P3"/>
      <text:p text:style-name="Code"><text:span text:style-name="T16"><text:s text:c="4"/></text:span>std::cout &lt;&lt; "You picked " &lt;&lt; user_card &lt;&lt; '\n';</text:p>
      <text:p text:style-name="Code"/>
      <text:p text:style-name="Code"><text:span text:style-name="T16"><text:s text:c="4"/></text:span>if (acehigh_less(computer_card, user_card))</text:p>
      <text:p text:style-name="Code"><text:span text:style-name="T16"><text:s text:c="6"/></text:span>std::cout &lt;&lt; "You win.\n";</text:p>
      <text:p text:style-name="Code"><text:span text:style-name="T16"><text:s text:c="4"/></text:span>else</text:p>
      <text:p text:style-name="Code"><text:span text:style-name="T16"><text:s text:c="6"/></text:span>std::cout &lt;&lt; "I win.\n";</text:p>
      <text:p text:style-name="Code"><text:span text:style-name="T16"><text:s text:c="2"/></text:span>}</text:p>
      <text:p text:style-name="Code">}</text:p>
      <text:p text:style-name="P2">When using associative containers, you may experience some difficulty when you use a custom compare functor (for ordered containers) or custom equality and hash functors (for unordered containers). You must specify the functor type as a template argument. When you construct a container object, pass a functor as an argument to the constructor. The functor must be an instance of the type that you specified in the template specialization.</text:p>
      <text:p text:style-name="Body_20_Text_20_Cont"><text:span text:style-name="T1">For example, Listing 57-10 uses the </text:span><text:span text:style-name="Code_20_Inline"><text:span text:style-name="T1">acehigh_less</text:span></text:span><text:span text:style-name="T1"> function, which it passes to the constructor for </text:span><text:span text:style-name="Code_20_Inline"><text:span text:style-name="T1">deck</text:span></text:span><text:span text:style-name="T1">. Because </text:span><text:span text:style-name="Code_20_Inline"><text:span text:style-name="T1">acehigh_less</text:span></text:span><text:span text:style-name="T1"> is a function, you must specify a function type as the template argument. The easiest way to declare a function type is with the </text:span><text:span text:style-name="Code_20_Inline"><text:span text:style-name="T1">std::function</text:span></text:span><text:span text:style-name="T1"> template. The template argument looks somewhat like a nameless function header: supply the return type and parameter types:</text:span></text:p>
      <text:p text:style-name="Code"><text:span text:style-name="Code_20_Inline">std::function&lt;bool(card, card)&gt;</text:span></text:p>
      <text:p text:style-name="Body_20_Text_20_Cont"><text:bookmark-start text:name="or"/><text:bookmark-end text:name="ass3"/><text:span text:style-name="T1">Another approach is to specialize the </text:span><text:span text:style-name="Code_20_Inline"><text:span text:style-name="T1">std::less</text:span></text:span><text:span text:style-name="T1"> class template for type </text:span><text:span text:style-name="Code_20_Inline"><text:span text:style-name="T1">card</text:span></text:span><text:span text:style-name="T1">. The explicit specialization would implement the function call operator to call </text:span><text:soft-page-break/><text:span text:style-name="Code_20_Inline"><text:span text:style-name="T1">acehigh_less</text:span></text:span><text:span text:style-name="T1">. Taking advantage of the specialization, you could use the default template argument and constructor arguments. Follow the pattern of functors in the </text:span><text:span text:style-name="Code_20_Inline"><text:span text:style-name="T1">&lt;functional&gt;</text:span></text:span><text:span text:style-name="T1"> header. The functor should provide a function call operator that uses the argument and return types and implements the strict weak ordering function for your container. Listing 57-11 demonstrates yet another version of the high-card program, this time using a specialization of </text:span><text:span text:style-name="Code_20_Inline"><text:span text:style-name="T1">less</text:span></text:span><text:span text:style-name="T1">. The only real difference is how the deck is initialized.</text:span></text:p>
      <text:p text:style-name="Code_20_Caption"><text:span text:style-name="T6">Listing</text:span><text:span text:style-name="T2"> </text:span><text:span text:style-name="T6">57-11.</text:span> Playing High-Card Using an Explicit Specialization of <text:span text:style-name="Code_20_Inline"><text:span text:style-name="T14">std::less</text:span></text:span></text:p>
      <text:p text:style-name="Code">import &lt;algorithm&gt;;</text:p>
      <text:p text:style-name="Code">import &lt;functional&gt;;</text:p>
      <text:p text:style-name="Code">import &lt;iostream&gt;;</text:p>
      <text:p text:style-name="Code">import &lt;iterator&gt;;</text:p>
      <text:p text:style-name="Code">import &lt;set&gt;;</text:p>
      <text:p text:style-name="Code"/>
      <text:p text:style-name="Code">import card;</text:p>
      <text:p text:style-name="Code">import randomint;</text:p>
      <text:p text:style-name="Code"/>
      <text:p text:style-name="Code">namespace std</text:p>
      <text:p text:style-name="Code">{</text:p>
      <text:p text:style-name="Code"><text:span text:style-name="T16"><text:s text:c="2"/></text:span>template&lt;&gt;</text:p>
      <text:p text:style-name="Code"><text:span text:style-name="T16"><text:s text:c="2"/></text:span>class less&lt;card&gt;</text:p>
      <text:p text:style-name="Code"><text:span text:style-name="T16"><text:s text:c="2"/></text:span>{</text:p>
      <text:p text:style-name="Code"><text:span text:style-name="T16"><text:s text:c="2"/></text:span>public:</text:p>
      <text:p text:style-name="Code"><text:span text:style-name="T16"><text:s text:c="4"/></text:span>bool operator()(card a, card b) const { return acehigh_less(a, b); }</text:p>
      <text:p text:style-name="Code"><text:span text:style-name="T16"><text:s text:c="2"/></text:span>};</text:p>
      <text:p text:style-name="Code">}</text:p>
      <text:p text:style-name="Code"/>
      <text:p text:style-name="Code">int main()</text:p>
      <text:p text:style-name="Code">{</text:p>
      <text:p text:style-name="Code"><text:span text:style-name="T33"><text:s text:c="2"/></text:span><text:span text:style-name="Code_20_Bold"><text:span text:style-name="T27">using </text:span></text:span><text:span text:style-name="Code_20_Bold"><text:span text:style-name="T28">cardset = </text:span></text:span><text:span text:style-name="Code_20_Bold"><text:span text:style-name="T32">std::set&lt;card&gt;;</text:span></text:span></text:p>
      <text:p text:style-name="Code"><text:span text:style-name="T33"><text:s text:c="2"/></text:span><text:span text:style-name="Code_20_Bold"><text:span text:style-name="T32">cardset deck{};</text:span></text:span></text:p>
      <text:p text:style-name="Code"><text:span text:style-name="T16"><text:s text:c="2"/></text:span>std::generate_n(std::inserter(deck, deck.begin()), 52, card_generator{});</text:p>
      <text:p text:style-name="P3"/>
      <text:p text:style-name="Code"><text:span text:style-name="T16"><text:s text:c="2"/></text:span>for (int i{0}; i != 10; ++i)</text:p>
      <text:p text:style-name="Code"><text:span text:style-name="T16"><text:s text:c="2"/></text:span>{</text:p>
      <text:p text:style-name="Code"><text:span text:style-name="T16"><text:s text:c="4"/></text:span><text:span text:style-name="T26">auto </text:span>pick{deck.begin()};</text:p>
      <text:p text:style-name="Code"><text:span text:style-name="T16"><text:s text:c="4"/></text:span>std::advance(pick, randomint{0, deck.size() - 1}());</text:p>
      <text:p text:style-name="Code"><text:span text:style-name="T16"><text:s text:c="4"/></text:span>card computer_card{*pick};</text:p>
      <text:p text:style-name="Code"><text:span text:style-name="T16"><text:s text:c="4"/></text:span>deck.erase(pick);</text:p>
      <text:p text:style-name="P3"/>
      <text:p text:style-name="Code"><text:span text:style-name="T16"><text:s text:c="4"/></text:span>std::cout &lt;&lt; "I picked " &lt;&lt; computer_card &lt;&lt; '\n';</text:p>
      <text:p text:style-name="Code"/>
      <text:p text:style-name="Code"><text:span text:style-name="T16"><text:s text:c="4"/></text:span>pick = deck.begin();</text:p>
      <text:p text:style-name="Code"><text:span text:style-name="T16"><text:s text:c="4"/></text:span>std::advance(pick, randomint{0, deck.size() - 1}());</text:p>
      <text:p text:style-name="Code"><text:span text:style-name="T16"><text:s text:c="4"/></text:span>card user_card{*pick};</text:p>
      <text:p text:style-name="Code"><text:soft-page-break/><text:span text:style-name="T16"><text:s text:c="4"/></text:span>deck.erase(pick);</text:p>
      <text:p text:style-name="P3"/>
      <text:p text:style-name="Code"><text:span text:style-name="T16"><text:s text:c="4"/></text:span>std::cout &lt;&lt; "You picked " &lt;&lt; user_card &lt;&lt; '\n';</text:p>
      <text:p text:style-name="Code"/>
      <text:p text:style-name="Code"><text:span text:style-name="T16"><text:s text:c="4"/></text:span>if (acehigh_less(computer_card, user_card))</text:p>
      <text:p text:style-name="Code"><text:span text:style-name="T16"><text:s text:c="6"/></text:span>std::cout &lt;&lt; "You win.\n";</text:p>
      <text:p text:style-name="Code"><text:span text:style-name="T16"><text:s text:c="4"/></text:span>else</text:p>
      <text:p text:style-name="Code"><text:span text:style-name="T16"><text:s text:c="6"/></text:span>std::cout &lt;&lt; "I win.\n";</text:p>
      <text:p text:style-name="Code"><text:span text:style-name="T16"><text:s text:c="2"/></text:span>}</text:p>
      <text:p text:style-name="Code">}</text:p>
      <text:p text:style-name="Body_20_Text_20_Cont"><text:bookmark-start text:name="un"/><text:bookmark-end text:name="or"/><text:span text:style-name="T1">To use an unordered container, you must write an explicit specialization of </text:span><text:span text:style-name="Code_20_Inline"><text:span text:style-name="T1">std::hash&lt;card&gt;</text:span></text:span><text:span text:style-name="T1">. Listing 57-1 should be able to help. The </text:span><text:span text:style-name="T8">card</text:span><text:span text:style-name="T1"> </text:span><text:span text:style-name="T25">module </text:span><text:span text:style-name="T1">already declares </text:span><text:span text:style-name="Code_20_Inline"><text:span text:style-name="T1">operator==</text:span></text:span><text:span text:style-name="T1"> for card, so you should be ready to </text:span><text:span text:style-name="Strong_20_Emphasis"><text:span text:style-name="T19">rewrite the high-card program one last time, this time for </text:span></text:span><text:span text:style-name="Code_20_Inline"><text:span text:style-name="T3">unordered_set</text:span></text:span><text:span text:style-name="T20">.</text:span><text:span text:style-name="T1"> Compare your solution with Listing 57-12. All these programs are remarkably similar, in spite of the different container types, a feat made possible through the judicious use of iterators, algorithms, and functors.</text:span><text:alphabetical-index-mark text:string-value="unordered containers" text:key1="Containers" text:key2="associative containers"/><text:alphabetical-index-mark text:string-value="unordered containers" text:key1="Associative containers"/></text:p>
      <text:p text:style-name="Code_20_Caption"><text:span text:style-name="T6">Listing</text:span><text:span text:style-name="T2"> </text:span><text:span text:style-name="T6">57-12</text:span><text:span text:style-name="T10">.</text:span> Playing High-Card with <text:span text:style-name="Code_20_Inline"><text:span text:style-name="T14">unordered_set</text:span></text:span></text:p>
      <text:p text:style-name="Code">import &lt;algorithm&gt;;</text:p>
      <text:p text:style-name="Code">import &lt;functional&gt;;</text:p>
      <text:p text:style-name="Code">import &lt;iostream&gt;;</text:p>
      <text:p text:style-name="Code">import &lt;iterator&gt;;</text:p>
      <text:p text:style-name="Code">import &lt;unordered_set&gt;;</text:p>
      <text:p text:style-name="Code"/>
      <text:p text:style-name="Code">import card;</text:p>
      <text:p text:style-name="Code">import randomint;</text:p>
      <text:p text:style-name="Code"/>
      <text:p text:style-name="Code">namespace std</text:p>
      <text:p text:style-name="Code">{</text:p>
      <text:p text:style-name="Code"><text:span text:style-name="T16"><text:s text:c="2"/></text:span>template&lt;&gt;</text:p>
      <text:p text:style-name="Code"><text:span text:style-name="T16"><text:s text:c="2"/></text:span>class hash&lt;card&gt;</text:p>
      <text:p text:style-name="Code"><text:span text:style-name="T16"><text:s text:c="2"/></text:span>{</text:p>
      <text:p text:style-name="Code"><text:span text:style-name="T16"><text:s text:c="2"/></text:span>public:</text:p>
      <text:p text:style-name="Code"><text:span text:style-name="T16"><text:s text:c="4"/></text:span>std::size_t operator()(card a)</text:p>
      <text:p text:style-name="Code"><text:span text:style-name="T16"><text:s text:c="4"/></text:span>const</text:p>
      <text:p text:style-name="Code"><text:span text:style-name="T16"><text:s text:c="4"/></text:span>{</text:p>
      <text:p text:style-name="Code"><text:span text:style-name="T16"><text:s text:c="6"/></text:span>return hash&lt;<text:span text:style-name="T26">int</text:span>&gt;{}(a.get_suit() * 64 + a.get_rank());</text:p>
      <text:p text:style-name="Code"><text:span text:style-name="T16"><text:s text:c="4"/></text:span>}</text:p>
      <text:p text:style-name="Code"><text:span text:style-name="T16"><text:s text:c="2"/></text:span>};</text:p>
      <text:p text:style-name="Code">} // namespace std</text:p>
      <text:p text:style-name="Code"/>
      <text:p text:style-name="Code">int main()</text:p>
      <text:p text:style-name="Code">{</text:p>
      <text:p text:style-name="Code"><text:span text:style-name="Code_20_Bold"><text:span text:style-name="T33"><text:s text:c="2"/></text:span></text:span><text:span text:style-name="Code_20_Bold"><text:span text:style-name="T27">using </text:span></text:span><text:span text:style-name="Code_20_Bold"><text:span text:style-name="T28">cardset = </text:span></text:span><text:span text:style-name="Code_20_Bold"><text:span text:style-name="T32">std::unordered_set&lt;card&gt;;</text:span></text:span></text:p>
      <text:p text:style-name="Code"><text:span text:style-name="T16"><text:s text:c="2"/></text:span>cardset deck{};</text:p>
      <text:p text:style-name="Code"><text:span text:style-name="T16"><text:s text:c="2"/></text:span>std::generate_n(std::inserter(deck, deck.begin()), 52, card_generator{});</text:p>
      <text:p text:style-name="P3"><text:soft-page-break/></text:p>
      <text:p text:style-name="Code"><text:span text:style-name="T16"><text:s text:c="2"/></text:span>for (int i(0); i != 10; ++i)</text:p>
      <text:p text:style-name="Code"><text:span text:style-name="T16"><text:s text:c="2"/></text:span>{</text:p>
      <text:p text:style-name="Code"><text:span text:style-name="T16"><text:s text:c="4"/></text:span><text:span text:style-name="T26">auto</text:span> pick{deck.begin()};</text:p>
      <text:p text:style-name="Code"><text:span text:style-name="T16"><text:s text:c="4"/></text:span>std::advance(pick, randomint{0, deck.size() - 1}());</text:p>
      <text:p text:style-name="Code"><text:span text:style-name="T16"><text:s text:c="4"/></text:span>card computer_card{*pick};</text:p>
      <text:p text:style-name="Code"><text:span text:style-name="T16"><text:s text:c="4"/></text:span>deck.erase(pick);</text:p>
      <text:p text:style-name="P3"/>
      <text:p text:style-name="Code"><text:span text:style-name="T16"><text:s text:c="4"/></text:span>std::cout &lt;&lt; "I picked " &lt;&lt; computer_card &lt;&lt; '\n';</text:p>
      <text:p text:style-name="Code"/>
      <text:p text:style-name="Code"><text:span text:style-name="T16"><text:s text:c="4"/></text:span>pick = deck.begin();</text:p>
      <text:p text:style-name="Code"><text:span text:style-name="T16"><text:s text:c="4"/></text:span>std::advance(pick, randomint{0, deck.size() - 1}());</text:p>
      <text:p text:style-name="Code"><text:span text:style-name="T16"><text:s text:c="4"/></text:span>card user_card{*pick};</text:p>
      <text:p text:style-name="Code"><text:span text:style-name="T16"><text:s text:c="4"/></text:span>deck.erase(pick);</text:p>
      <text:p text:style-name="P3"/>
      <text:p text:style-name="Code"><text:span text:style-name="T16"><text:s text:c="4"/></text:span>std::cout &lt;&lt; "You picked " &lt;&lt; user_card &lt;&lt; '\n';</text:p>
      <text:p text:style-name="Code"/>
      <text:p text:style-name="Code"><text:span text:style-name="T16"><text:s text:c="4"/></text:span>if (acehigh_less(computer_card, user_card))</text:p>
      <text:p text:style-name="Code"><text:span text:style-name="T16"><text:s text:c="6"/></text:span>std::cout &lt;&lt; "You win.\n";</text:p>
      <text:p text:style-name="Code"><text:span text:style-name="T16"><text:s text:c="4"/></text:span>else</text:p>
      <text:p text:style-name="Code"><text:span text:style-name="T16"><text:s text:c="6"/></text:span>std::cout &lt;&lt; "I win.\n";</text:p>
      <text:p text:style-name="Code"><text:span text:style-name="T16"><text:s text:c="2"/></text:span>}</text:p>
      <text:p text:style-name="Code">}</text:p>
      <text:p text:style-name="Body_20_Text_20_Cont">In the next Exploration, you will embark on a completely different journey, one involving world travels to exotic locations, where natives speak exotic languages and use exotic character sets. The journey also touches on new and interesting uses for templates.</text:p>
      <text:p text:style-name="Body_20_Text_20_Cont"><text:bookmark-end text:name="un"/><text:bookmark text:name="Ref_Chapt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Segoe UI" svg:font-family="'Segoe UI'" style:font-family-generic="swiss"/>
    <style:font-face style:name="Courier New1" svg:font-family="'Courier New'" style:font-family-generic="modern" style:font-pitch="fixed"/>
    <style:font-face style:name="TheSansMonoConBold" svg:font-family="TheSansMonoConBold" style:font-family-generic="swiss" style:font-pitch="fixed"/>
    <style:font-face style:name="TheSansMonoConBold1" svg:font-family="TheSansMonoConBold" style:font-adornments="Normal" style:font-family-generic="swiss"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1" svg:font-family="Utopia"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TheSansMonoConNormal2"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Regular" svg:font-family="Utopia-Regular, 'MS Mincho'"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1" svg:font-family="'HelveticaNeue MediumCond'" style:font-family-generic="swiss" style:font-pitch="variable"/>
    <style:font-face style:name="HelveticaNeue MediumCond"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zxx"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zxx" fo:country="none" fo:font-style="italic" style:language-asian="zxx"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1" fo:font-family="TheSansMonoConNormal" style:font-family-generic="roman" style:font-pitch="variable" fo:language="zxx" fo:country="none" style:language-asian="zxx" style:country-asian="none" style:font-name-complex="TheSansMonoConNormal1"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Colorful_20_Grid_20_-_20_Accent_20_1" style:display-name="Colorful Grid - Accent 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draw:opacity="10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10pt" fo:language="zxx" fo:country="none" style:font-size-asian="10pt" style:language-asian="zxx" style:country-asian="none" style:font-name-complex="TheSansMonoConNormal1"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 fo:font-family="'HelveticaNeue MediumCond', 'Arial Unicode MS'" style:font-family-generic="swiss" style:font-pitch="variable" fo:letter-spacing="-0.0138in" fo:font-weight="normal" style:font-weight-asian="normal" style:font-name-complex="HelveticaNeue MediumCond"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1" fo:font-family="'HelveticaNeue MediumCond'" style:font-family-generic="swiss" style:font-pitch="variable" fo:font-size="24pt" style:font-size-asian="24pt" style:font-name-complex="HelveticaNeue MediumCond1"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fo:language="en" fo:country="US" fo:font-weight="bold" style:font-weight-asian="bold" style:font-name-complex="HelveticaNeue MediumCond"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Arial Unicode MS'" style:font-family-generic="swiss" style:font-pitch="variable" style:font-name-complex="HelveticaNeue MediumCond"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1" fo:font-family="'HelveticaNeue MediumCond'" style:font-family-generic="swiss" style:font-pitch="variable" fo:language="zxx" fo:country="none" fo:font-weight="bold" style:language-asian="zxx" style:country-asian="none" style:font-weight-asian="bold" style:font-name-complex="HelveticaNeue MediumCond1"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1" fo:font-family="'HelveticaNeue MediumCond'" style:font-family-generic="swiss" style:font-pitch="variable" style:font-name-complex="HelveticaNeue MediumCond1"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1" fo:font-family="'HelveticaNeue MediumCond'" style:font-family-generic="swiss" style:font-pitch="variable" fo:font-size="12pt" fo:language="zxx" fo:country="none" fo:font-weight="bold" style:font-name-asian="Times New Roman" style:font-family-asian="'Times New Roman'" style:font-family-generic-asian="roman" style:font-pitch-asian="variable" style:font-size-asian="12pt" style:language-asian="zxx"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1" fo:font-family="'HelveticaNeue MediumCond'" style:font-family-generic="swiss" style:font-pitch="variable" fo:font-size="13pt" fo:font-weight="bold" style:font-size-asian="13pt" style:font-weight-asian="bold" style:font-name-complex="HelveticaNeue MediumCond1"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Default_20_Paragraph_20_Font" style:display-name="Default Paragraph Font" style:family="text"/>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Default_20_Paragraph_20_Font" style:display-name="WW-Default Paragraph Font" style:family="text"/>
    <style:style style:name="WW8Num3zfalse" style:family="text"/>
    <style:style style:name="WW8Num3ztrue" style:family="text"/>
    <style:style style:name="WW8Num4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7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1" style:family="text"/>
    <style:style style:name="WW8Num11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1"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zxx"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zxx"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1" fo:font-family="TheSansMonoConNormal" style:font-family-generic="roman" style:font-pitch="variable" fo:font-size="9pt" fo:language="zxx" fo:country="none" style:font-size-asian="9pt" style:language-asian="zxx" style:country-asian="none" style:font-name-complex="TheSansMonoConNormal1" style:font-family-complex="TheSansMonoConNormal" style:font-family-generic-complex="roman" style:font-pitch-complex="variable"/>
    </style:style>
    <style:style style:name="Exercise_20_Code_20_Char" style:display-name="Exercise Code Char" style:family="text">
      <style:text-properties style:font-name="TheSansMonoConNormal1" fo:font-family="TheSansMonoConNormal" style:font-family-generic="roman" style:font-pitch="variable" fo:language="en" fo:country="GB" style:font-name-asian="Calibri" style:font-family-asian="Calibri" style:font-family-generic-asian="swiss" style:font-pitch-asian="variable" style:language-asian="zxx"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1" fo:font-family="TheSansMonoConNormal" style:font-family-generic="roman" style:font-pitch="variable" fo:font-size="11pt" fo:background-color="transparent" style:font-size-asian="11pt" style:font-name-complex="TheSansMonoConNormal1"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fals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2z0" style:family="text"/>
    <style:style style:name="WW8Num12z1" style:family="text"/>
    <style:style style:name="WW8Num12z2"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1"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5in" fo:page-height="9.25in" style:num-format="1" style:print-orientation="portrait" fo:margin-top="0.5in" fo:margin-bottom="0.5335in" fo:margin-left="0.75in" fo:margin-right="0.75in" fo:background-color="#ffffff" style:writing-mode="lr-tb" style:layout-grid-color="#c0c0c0" style:layout-grid-lines="36" style:layout-grid-base-height="0.2264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9-11T00:28:00</meta:creation-date>
    <dc:creator>Ray Lischner</dc:creator>
    <dc:date>2020-05-03T00:48:13.886674054</dc:date>
    <meta:print-date>2009-03-19T10:05:00</meta:print-date>
    <meta:editing-cycles>49</meta:editing-cycles>
    <meta:editing-duration>PT11H13M5S</meta:editing-duration>
    <meta:generator>LibreOffice/6.4.2.2$Linux_X86_64 LibreOffice_project/40$Build-2</meta:generator>
    <meta:document-statistic meta:table-count="1" meta:image-count="0" meta:object-count="0" meta:page-count="25" meta:paragraph-count="573" meta:word-count="6291" meta:character-count="41157" meta:non-whitespace-character-count="34784"/>
    <meta:user-defined meta:name="Chapter Number">57</meta:user-defined>
    <meta:user-defined meta:name="ContentType">Document</meta:user-defined>
  </office:meta>
</office:document-meta>
</file>